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3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4" style:family="graphic" style:parent-style-name="objectwithoutfill">
      <style:graphic-properties draw:stroke="dash" draw:stroke-dash="Line_20_Style_20_9"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035cm" draw:stroke-linejoin="miter" draw:fill="solid" draw:fill-color="#ffffff" draw:opacity="0%"/>
    </style:style>
    <style:style style:name="gr6" style:family="graphic" style:parent-style-name="standard">
      <style:graphic-properties draw:stroke="none" svg:stroke-width="0.035cm" draw:stroke-linejoin="miter" draw:fill="solid" draw:fill-color="#000000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032cm" fo:min-width="3.818cm"/>
    </style:style>
    <style:style style:name="gr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647cm" fo:min-width="5.57cm"/>
    </style:style>
    <style:style style:name="gr10" style:family="graphic" style:parent-style-name="standard">
      <style:graphic-properties draw:stroke="dash" draw:stroke-dash="Line_20_Style_20_9" svg:stroke-width="0.028cm" svg:stroke-color="#000000" draw:marker-start-width="0.242cm" draw:marker-end-width="0.242cm" draw:fill-color="#ffffff" draw:textarea-horizontal-align="justify" draw:textarea-vertical-align="middle" draw:auto-grow-height="false" fo:min-height="1.02cm" fo:min-width="12.2cm" fo:padding-top="0.139cm" fo:padding-bottom="0.139cm" fo:padding-left="0.264cm" fo:padding-right="0.264cm"/>
    </style:style>
    <style:style style:name="gr11" style:family="graphic" style:parent-style-name="standard">
      <style:graphic-properties draw:stroke="none" svg:stroke-width="0.035cm" draw:marker-start-width="0.2cm" draw:marker-end-width="0.2cm" draw:stroke-linejoin="miter" draw:fill="solid" draw:fill-color="#ffffff" draw:opacity="0%"/>
    </style:style>
    <style:style style:name="gr12" style:family="graphic" style:parent-style-name="standard">
      <style:graphic-properties draw:stroke="none" svg:stroke-width="0.035cm" draw:marker-start-width="0.2cm" draw:marker-end-width="0.2cm" draw:stroke-linejoin="miter" draw:fill="solid" draw:fill-color="#000000"/>
    </style:style>
    <style:style style:name="gr13" style:family="graphic" style:parent-style-name="standard">
      <style:graphic-properties draw:stroke="dash" draw:stroke-dash="_33__20_Dashes_20_3_20_Dots_20__28_var_29_" svg:stroke-width="0.028cm" svg:stroke-color="#000000" draw:marker-start-width="0.242cm" draw:marker-end-width="0.242cm" draw:fill-color="#ffffff" draw:textarea-horizontal-align="justify" draw:textarea-vertical-align="middle" draw:auto-grow-height="false" fo:padding-top="0.139cm" fo:padding-bottom="0.139cm" fo:padding-left="0.264cm" fo:padding-right="0.264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line draw:style-name="gr1" draw:layer="layout" svg:x1="4.572cm" svg:y1="2.54cm" svg:x2="4.572cm" svg:y2="20.32cm">
          <text:p/>
        </draw:line>
        <draw:line draw:style-name="gr1" draw:layer="layout" svg:x1="17.472cm" svg:y1="2.54cm" svg:x2="17.472cm" svg:y2="20.32cm">
          <text:p/>
        </draw:line>
        <draw:line draw:style-name="gr1" draw:layer="layout" svg:x1="25.4cm" svg:y1="2.54cm" svg:x2="25.4cm" svg:y2="20.32cm">
          <text:p/>
        </draw:line>
        <draw:frame draw:style-name="gr2" draw:text-style-name="P1" draw:layer="layout" svg:width="1.778cm" svg:height="2.384cm" svg:x="3.764cm" svg:y="1.68cm">
          <draw:text-box>
            <text:p text:style-name="P1">UE </text:p>
          </draw:text-box>
        </draw:frame>
        <draw:frame draw:style-name="gr2" draw:text-style-name="P1" draw:layer="layout" svg:width="7.61cm" svg:height="2.384cm" svg:x="13.716cm" svg:y="1.524cm">
          <draw:text-box>
            <text:p text:style-name="P1">SCN</text:p>
            <text:p text:style-name="P1"/>
          </draw:text-box>
        </draw:frame>
        <draw:frame draw:style-name="gr2" draw:text-style-name="P1" draw:layer="layout" svg:width="2.32cm" svg:height="2.384cm" svg:x="24.248cm" svg:y="1.582cm">
          <draw:text-box>
            <text:p text:style-name="P1">HN</text:p>
          </draw:text-box>
        </draw:frame>
        <draw:line draw:style-name="gr3" draw:layer="layout" svg:x1="11.43cm" svg:y1="10.494cm" svg:x2="4.606cm" svg:y2="10.494cm">
          <text:p/>
        </draw:line>
        <draw:line draw:style-name="gr4" draw:layer="layout" svg:x1="3.556cm" svg:y1="9.468cm" svg:x2="26.924cm" svg:y2="9.468cm">
          <text:p/>
        </draw:line>
        <draw:line draw:style-name="gr1" draw:layer="layout" svg:x1="11.43cm" svg:y1="2.54cm" svg:x2="11.43cm" svg:y2="20.32cm">
          <text:p/>
        </draw:line>
        <draw:frame draw:style-name="gr2" draw:text-style-name="P1" draw:layer="layout" svg:width="7.61cm" svg:height="2.384cm" svg:x="7.63cm" svg:y="1.524cm">
          <draw:text-box>
            <text:p text:style-name="P1">SRN</text:p>
            <text:p text:style-name="P1"/>
          </draw:text-box>
        </draw:frame>
        <draw:g>
          <svg:title>TexMaths</svg:title>
          <svg:desc>12§latex§$scnid$§svg§600§TRUE§</svg:desc>
          <draw:polygon draw:style-name="gr5" draw:layer="layout" svg:width="0.995cm" svg:height="0.292cm" svg:x="7.474cm" svg:y="10.002cm" svg:viewBox="0 0 996 293" draw:points="498,293 0,293 0,0 996,0 996,293">
            <text:p/>
          </draw:polygon>
          <draw:path draw:style-name="gr6" draw:layer="layout" svg:width="0.155cm" svg:height="0.191cm" svg:x="7.496cm" svg:y="10.108cm" svg:viewBox="0 0 156 192" svg:d="M144 29c-12 0-20 9-20 19 0 6 3 12 13 12 9 0 19-7 19-24 0-18-18-36-50-36-57 0-72 43-72 62 0 33 32 40 44 42 22 4 44 9 44 33 0 11-9 46-61 46-6 0-38 0-48-22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165cm" svg:height="0.191cm" svg:x="7.689cm" svg:y="10.108cm" svg:viewBox="0 0 166 192" svg:d="M151 26c-7 0-13 0-19 6-7 6-7 14-7 17 0 10 7 15 15 15 12 0 24-10 24-28 0-20-20-36-50-36-58 0-114 61-114 120 0 39 25 72 68 72 62 0 98-44 98-50 0-3-3-5-6-5-2 0-3 1-5 3-34 43-81 43-85 43-27 0-39-21-39-46 0-18 9-59 23-85 13-24 37-42 60-42 14 0 31 4 37 16z">
            <text:p/>
          </draw:path>
          <draw:path draw:style-name="gr6" draw:layer="layout" svg:width="0.228cm" svg:height="0.191cm" svg:x="7.865cm" svg:y="10.108cm" svg:viewBox="0 0 229 192" svg:d="M25 162c-1 7-3 17-3 19 0 8 6 11 12 11 4 0 13-3 15-12 0 0 6-20 9-31l8-39c4-8 6-18 7-27 3-7 6-21 6-22 6-13 29-51 70-51 19 0 23 15 23 30 0 25-22 80-28 98-4 10-5 15-5 19 0 21 16 35 35 35 40 0 55-61 55-65 0-5-3-5-5-5-3 0-3 2-6 9-8 29-22 52-43 52-7 0-11-4-11-14s5-21 9-30c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4cm" svg:x="8.117cm" svg:y="10.015cm" svg:viewBox="0 0 113 285" svg:d="M109 16c0-9-6-16-17-16-10 0-22 11-22 23 0 7 6 14 16 14s23-9 23-21zM77 174c5-12 5-13 8-24 4-8 6-14 6-23 0-19-13-35-35-35-40 0-56 62-56 67 0 3 5 3 5 3 5 0 5-1 7-7 12-40 29-53 43-53 4 0 11 0 11 13 0 10-4 18-5 23-3 11-23 60-30 78-3 11-9 25-9 34 0 20 14 35 34 35 41 0 57-62 57-65 0-5-4-5-5-5-5 0-5 1-7 8-7 27-22 52-43 52-8 0-11-4-11-13 0-11 3-17 13-43z">
            <text:p/>
          </draw:path>
          <draw:path draw:style-name="gr6" draw:layer="layout" svg:width="0.201cm" svg:height="0.298cm" svg:x="8.267cm" svg:y="10.001cm" svg:viewBox="0 0 202 299" svg:d="M202 5c0 0 0-5-5-5-7 0-47 4-54 5-4 0-6 2-6 8 0 5 3 5 9 5 21 0 22 2 22 7l-1 9-25 100c-9-16-21-27-40-27-49 0-102 62-102 124 0 39 23 68 56 68 9 0 30-2 56-32 3 18 18 32 38 32 16 0 25-10 31-24 7-14 13-41 13-42 0-4-3-4-4-4-5 0-5 2-6 8-8 27-16 52-33 52-12 0-13-10-13-19 0-11 1-13 2-20zM114 244c-2 7-2 8-8 15-20 23-36 30-48 30-22 0-28-22-28-39 0-22 13-73 24-93 13-25 31-41 49-41 28 0 33 35 33 38 0 2 0 5-2 7z">
            <text:p/>
          </draw:path>
        </draw:g>
        <draw:line draw:style-name="gr3" draw:layer="layout" svg:x1="11.43cm" svg:y1="13.94cm" svg:x2="17.472cm" svg:y2="13.97cm">
          <text:p/>
        </draw:line>
        <draw:g>
          <svg:title>TexMaths</svg:title>
          <svg:desc>12§latex§$E(IMSI||salt,e_{hnid}),hnid,kid$§svg§600§TRUE§</svg:desc>
          <draw:polygon draw:style-name="gr5" draw:layer="layout" svg:width="5.719cm" svg:height="0.421cm" svg:x="5.26cm" svg:y="13.18cm" svg:viewBox="0 0 5720 422" draw:points="2861,422 0,422 0,0 5720,0 5720,422">
            <text:p/>
          </draw:polygon>
          <draw:path draw:style-name="gr6" draw:layer="layout" svg:width="0.306cm" svg:height="0.287cm" svg:x="5.276cm" svg:y="13.21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5.637cm" svg:y="13.18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5.774cm" svg:y="13.20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5.996cm" svg:y="13.209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6.455cm" svg:y="13.199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6.73cm" svg:y="13.209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6.984cm" svg:y="13.18cm" svg:viewBox="0 0 18 422" svg:d="M18 16c0-9 0-16-8-16-10 0-10 7-10 16v392c0 7 0 14 10 14 8 0 8-7 8-14z">
            <text:p/>
          </draw:path>
          <draw:path draw:style-name="gr6" draw:layer="layout" svg:width="0.017cm" svg:height="0.421cm" svg:x="7.102cm" svg:y="13.18cm" svg:viewBox="0 0 18 422" svg:d="M18 16c0-9 0-16-8-16-10 0-10 7-10 16v392c0 7 0 14 10 14 8 0 8-7 8-14z">
            <text:p/>
          </draw:path>
          <draw:path draw:style-name="gr6" draw:layer="layout" svg:width="0.155cm" svg:height="0.191cm" svg:x="7.191cm" svg:y="13.309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7.384cm" svg:y="13.309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7.608cm" svg:y="13.204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7.733cm" svg:y="13.233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7.912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8.082cm" svg:y="13.309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61cm" svg:height="0.208cm" svg:x="8.281cm" svg:y="13.35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6" draw:layer="layout" svg:width="0.18cm" svg:height="0.133cm" svg:x="8.471cm" svg:y="13.42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8.68cm" svg:y="13.363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8.803cm" svg:y="13.35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99cm" svg:height="0.421cm" svg:x="9.006cm" svg:y="13.18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6" draw:layer="layout" svg:width="0.049cm" svg:height="0.126cm" svg:x="9.181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08cm" svg:height="0.298cm" svg:x="9.357cm" svg:y="13.204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6" draw:layer="layout" svg:width="0.228cm" svg:height="0.191cm" svg:x="9.588cm" svg:y="13.309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6" draw:layer="layout" svg:width="0.112cm" svg:height="0.283cm" svg:x="9.841cm" svg:y="13.21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9.991cm" svg:y="13.20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6" draw:layer="layout" svg:width="0.049cm" svg:height="0.126cm" svg:x="10.23cm" svg:y="13.451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91cm" svg:height="0.298cm" svg:x="10.404cm" svg:y="13.204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6" draw:layer="layout" svg:width="0.112cm" svg:height="0.283cm" svg:x="10.626cm" svg:y="13.217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10.776cm" svg:y="13.204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line draw:style-name="gr3" draw:layer="layout" svg:x1="4.588cm" svg:y1="13.64cm" svg:x2="11.446cm" svg:y2="13.64cm">
          <text:p/>
        </draw:line>
        <draw:line draw:style-name="gr7" draw:layer="layout" svg:x1="28cm" svg:y1="-2.54cm" svg:x2="0cm" svg:y2="-2.54cm">
          <text:p/>
        </draw:line>
        <draw:custom-shape draw:style-name="gr8" draw:text-style-name="P1" draw:layer="layout" svg:width="4.318cm" svg:height="1.282cm" svg:x="3.556cm" svg:y="11.007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the UE decides to\\
 attach with the SCN§svg§600§TRUE§</svg:desc>
          <draw:polygon draw:style-name="gr5" draw:layer="layout" svg:width="3.922cm" svg:height="0.798cm" svg:x="3.656cm" svg:y="11.307cm" svg:viewBox="0 0 3923 799" draw:points="1962,799 0,799 0,0 3923,0 3923,799">
            <text:p/>
          </draw:polygon>
          <draw:path draw:style-name="gr6" draw:layer="layout" svg:width="0.132cm" svg:height="0.264cm" svg:x="4.297cm" svg:y="11.34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4.466cm" svg:y="11.306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4.698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88cm" svg:height="0.298cm" svg:x="5.026cm" svg:y="11.311cm" svg:viewBox="0 0 289 299" svg:d="M233 192c0 60-41 94-82 94-20 0-69-11-69-92v-160c0-16 0-21 33-21h10v-13c-15 1-46 1-63 1-15 0-48 0-62-1v13h10c33 0 33 5 33 21v159c0 59 49 106 107 106 49 0 88-40 95-88 1-8 1-12 1-30v-135c0-14 0-33 43-33v-13c-15 0-36 1-50 1-15 0-35-1-51-1v13c45 0 45 21 45 31z">
            <text:p/>
          </draw:path>
          <draw:path draw:style-name="gr6" draw:layer="layout" svg:width="0.262cm" svg:height="0.287cm" svg:x="5.342cm" svg:y="11.312cm" svg:viewBox="0 0 263 288" svg:d="M43 254c0 16 0 21-32 21h-11v13h245l18-109h-11c-11 65-20 96-94 96h-56c-19 0-20-3-20-17v-113h38c41 0 46 13 46 49h10v-112h-10c0 37-5 50-46 50h-38v-102c0-14 1-17 20-17h55c65 0 76 23 83 82h11l-12-95h-239v13h11c32 0 32 5 32 21z">
            <text:p/>
          </draw:path>
          <draw:path draw:style-name="gr6" draw:layer="layout" svg:width="0.208cm" svg:height="0.298cm" svg:x="5.769cm" svg:y="11.3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61cm" svg:height="0.193cm" svg:x="6.189cm" svg:y="11.41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09cm" svg:height="0.282cm" svg:x="6.375cm" svg:y="11.317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208cm" svg:height="0.298cm" svg:x="6.493cm" svg:y="11.306cm" svg:viewBox="0 0 209 299" svg:d="M146 270v29l63-5v-13c-29 0-33-4-33-24v-257l-61 5v13c30 0 33 2 33 24v91c-12-15-30-26-53-26-51 0-95 42-95 96s42 96 90 96c28 0 46-15 56-29zM146 157v87c0 8 0 8-4 15-12 21-32 30-50 30-19 0-34-11-44-27-12-17-13-41-13-59 0-16 1-41 13-60 10-13 25-27 48-27 16 0 32 6 46 26 4 7 4 8 4 15z">
            <text:p/>
          </draw:path>
          <draw:path draw:style-name="gr6" draw:layer="layout" svg:width="0.163cm" svg:height="0.193cm" svg:x="6.723cm" svg:y="11.41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38cm" svg:height="0.193cm" svg:x="6.912cm" svg:y="11.41cm" svg:viewBox="0 0 139 194" svg:d="M74 108c10 1 45 8 45 38 0 22-15 40-48 40-36 0-52-25-59-61-1-5-2-7-6-7-6 0-6 3-6 10v57c0 7 0 9 5 9 2 0 2 0 11-8 0 0 0-1 8-10 18 18 37 18 47 18 49 0 68-27 68-58 0-23-13-35-18-40-14-14-30-18-48-20-24-5-53-11-53-35 0-16 11-33 48-33 47 0 50 39 50 52 1 4 4 4 4 4 6 0 6-3 6-11v-43c0-8 0-10-4-10-3 0-3 0-9 5-1 2-6 6-7 7-16-12-34-12-40-12-52 0-68 29-68 52 0 15 7 27 18 37 14 11 26 13 56 19z">
            <text:p/>
          </draw:path>
          <draw:path draw:style-name="gr6" draw:layer="layout" svg:width="0.132cm" svg:height="0.264cm" svg:x="7.213cm" svg:y="11.34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87cm" svg:height="0.193cm" svg:x="7.38cm" svg:y="11.41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91cm" svg:height="0.193cm" svg:x="3.674cm" svg:y="11.9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32cm" svg:height="0.264cm" svg:x="3.874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32cm" svg:height="0.264cm" svg:x="4.03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191cm" svg:height="0.193cm" svg:x="4.21cm" svg:y="11.91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4.417cm" svg:y="11.91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13cm" svg:height="0.293cm" svg:x="4.592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186cm" svg:x="4.959cm" svg:y="11.923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5.27cm" svg:y="11.82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5.3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5.55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32cm" svg:height="0.264cm" svg:x="5.918cm" svg:y="11.846cm" svg:viewBox="0 0 133 265" svg:d="M66 91h60v-13h-60v-78h-11c-1 35-13 80-55 82v9h36v117c0 52 40 57 55 57 30 0 42-30 42-57v-24h-11v24c0 31-13 46-28 46-28 0-28-38-28-45z">
            <text:p/>
          </draw:path>
          <draw:path draw:style-name="gr6" draw:layer="layout" svg:width="0.213cm" svg:height="0.293cm" svg:x="6.086cm" svg:y="11.812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163cm" svg:height="0.193cm" svg:x="6.319cm" svg:y="11.91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187cm" svg:height="0.307cm" svg:x="6.657cm" svg:y="11.808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5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6.891cm" svg:y="11.808cm" svg:viewBox="0 0 258 308" svg:d="M0 154c0 87 68 154 148 154 68 0 110-60 110-108 0-4 0-7-6-7-4 0-4 3-5 6-3 61-48 96-95 96-25 0-109-14-109-141 0-126 83-141 109-141 46 0 84 39 93 101 0 6 0 7 6 7 7 0 7-1 7-11v-100c0-8 0-10-5-10-1 0-3 0-7 5l-20 31c-16-14-38-36-78-36-80 0-148 67-148 154z">
            <text:p/>
          </draw:path>
          <draw:path draw:style-name="gr6" draw:layer="layout" svg:width="0.288cm" svg:height="0.288cm" svg:x="7.184cm" svg:y="11.817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</draw:g>
        <draw:line draw:style-name="gr3" draw:layer="layout" svg:x1="17.472cm" svg:y1="14.186cm" svg:x2="25.4cm" svg:y2="14.186cm">
          <text:p/>
        </draw:line>
        <draw:g>
          <svg:title>TexMaths</svg:title>
          <svg:desc>12§latex§$E(IMSI||salt,e_{hnid}),kid$§svg§600§TRUE§</svg:desc>
          <draw:polygon draw:style-name="gr5" draw:layer="layout" svg:width="4.671cm" svg:height="0.421cm" svg:x="19.435cm" svg:y="13.624cm" svg:viewBox="0 0 4672 422" draw:points="2337,422 0,422 0,0 4672,0 4672,422">
            <text:p/>
          </draw:polygon>
          <draw:path draw:style-name="gr6" draw:layer="layout" svg:width="0.306cm" svg:height="0.287cm" svg:x="19.451cm" svg:y="13.654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19.812cm" svg:y="13.624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6" draw:layer="layout" svg:width="0.196cm" svg:height="0.288cm" svg:x="19.949cm" svg:y="13.65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0.171cm" svg:y="13.653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0.63cm" svg:y="13.643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4 5 4s5-1 6-8z">
            <text:p/>
          </draw:path>
          <draw:path draw:style-name="gr6" draw:layer="layout" svg:width="0.196cm" svg:height="0.288cm" svg:x="20.905cm" svg:y="13.653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21.16cm" svg:y="13.624cm" svg:viewBox="0 0 18 422" svg:d="M18 16c0-9 0-16-8-16-10 0-10 7-10 16v392c0 7 0 14 10 14 8 0 8-7 8-14z">
            <text:p/>
          </draw:path>
          <draw:path draw:style-name="gr6" draw:layer="layout" svg:width="0.017cm" svg:height="0.421cm" svg:x="21.277cm" svg:y="13.624cm" svg:viewBox="0 0 18 422" svg:d="M18 16c0-9 0-16-8-16-10 0-10 7-10 16v392c0 7 0 14 10 14 8 0 8-7 8-14z">
            <text:p/>
          </draw:path>
          <draw:path draw:style-name="gr6" draw:layer="layout" svg:width="0.155cm" svg:height="0.191cm" svg:x="21.366cm" svg:y="13.753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6" draw:layer="layout" svg:width="0.193cm" svg:height="0.191cm" svg:x="21.559cm" svg:y="13.753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6" draw:layer="layout" svg:width="0.09cm" svg:height="0.298cm" svg:x="21.784cm" svg:y="13.648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21.908cm" svg:y="13.677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6" draw:layer="layout" svg:width="0.049cm" svg:height="0.126cm" svg:x="22.087cm" svg:y="13.895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22.258cm" svg:y="13.753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6" draw:layer="layout" svg:width="0.161cm" svg:height="0.208cm" svg:x="22.457cm" svg:y="13.799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6" draw:layer="layout" svg:width="0.18cm" svg:height="0.133cm" svg:x="22.646cm" svg:y="13.873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2.855cm" svg:y="13.807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2.979cm" svg:y="13.799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99cm" svg:height="0.421cm" svg:x="23.182cm" svg:y="13.624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6" draw:layer="layout" svg:width="0.049cm" svg:height="0.126cm" svg:x="23.357cm" svg:y="13.895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91cm" svg:height="0.298cm" svg:x="23.532cm" svg:y="13.648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6" draw:layer="layout" svg:width="0.112cm" svg:height="0.283cm" svg:x="23.754cm" svg:y="13.661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6" draw:layer="layout" svg:width="0.201cm" svg:height="0.298cm" svg:x="23.904cm" svg:y="13.648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custom-shape draw:style-name="gr9" draw:text-style-name="P1" draw:layer="layout" svg:width="6.07cm" svg:height="1.897cm" svg:x="20.774cm" svg:y="3.2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generate $e_{hnid},d_{hnid}$§svg§600§TRUE§</svg:desc>
          <draw:polygon draw:style-name="gr5" draw:layer="layout" svg:width="3.705cm" svg:height="0.374cm" svg:x="20.932cm" svg:y="3.795cm" svg:viewBox="0 0 3706 375" draw:points="1853,375 0,375 0,0 3706,0 3706,375">
            <text:p/>
          </draw:polygon>
          <draw:path draw:style-name="gr6" draw:layer="layout" svg:width="0.193cm" svg:height="0.279cm" svg:x="20.944cm" svg:y="3.896cm" svg:viewBox="0 0 194 280" svg:d="M83 119c-37 0-37-42-37-52 0-12 0-25 6-36 3-5 13-17 31-17 36 0 36 42 36 52 0 12 0 25-6 36-4 5-13 17-30 17zM34 136c0-1 0-12 7-21 15 12 33 14 42 14 38 0 68-29 68-62 0-15-7-31-18-41 16-14 31-16 39-16 1 0 3 0 4 0-4 2-7 6-7 12 0 7 6 12 12 12 5 0 13-4 13-14 0-7-6-20-21-20-9 0-28 2-46 20-18-14-36-15-44-15-40 0-70 29-70 61 0 19 10 35 21 45-6 6-14 20-14 34s6 29 20 38c-27 7-40 26-40 43 0 30 42 54 94 54 50 0 94-22 94-55 0-15-6-36-27-48-23-12-48-12-73-12-11 0-29 0-33 0-13-3-21-16-21-29zM95 269c-43 0-73-22-73-43 0-19 16-36 34-37h26c37 0 84 0 84 37 0 23-30 43-71 43z">
            <text:p/>
          </draw:path>
          <draw:path draw:style-name="gr6" draw:layer="layout" svg:width="0.163cm" svg:height="0.194cm" svg:x="21.15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213cm" svg:height="0.186cm" svg:x="21.342cm" svg:y="3.901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63cm" svg:height="0.194cm" svg:x="21.574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42cm" svg:height="0.186cm" svg:x="21.761cm" svg:y="3.901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19cm" svg:height="0.194cm" svg:x="21.932cm" svg:y="3.899cm" svg:viewBox="0 0 191 195" svg:d="M124 159c1 16 13 34 32 34 10 0 35-6 35-40v-24h-10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
            <text:p/>
          </draw:path>
          <draw:path draw:style-name="gr6" draw:layer="layout" svg:width="0.132cm" svg:height="0.264cm" svg:x="22.132cm" svg:y="3.828cm" svg:viewBox="0 0 133 265" svg:d="M66 91h60v-13h-60v-78h-11c-1 35-13 80-55 82v9h36v117c0 53 40 57 55 57 30 0 42-30 42-57v-24h-11v24c0 31-12 47-28 47-28 0-28-39-28-46z">
            <text:p/>
          </draw:path>
          <draw:path draw:style-name="gr6" draw:layer="layout" svg:width="0.163cm" svg:height="0.194cm" svg:x="22.299cm" svg:y="3.899cm" svg:viewBox="0 0 164 195" svg:d="M36 83c2-63 38-73 53-73 43 0 48 57 48 73zM35 92h119c9 0 10 0 10-9 0-42-22-83-75-83-49 0-89 43-89 97 0 57 44 98 94 98 51 0 70-47 70-56 0-3-3-4-6-4s-3 2-4 6c-16 43-53 43-58 43-22 0-38-12-48-28-13-20-13-49-13-64z">
            <text:p/>
          </draw:path>
          <draw:path draw:style-name="gr6" draw:layer="layout" svg:width="0.162cm" svg:height="0.191cm" svg:x="22.634cm" svg:y="3.901cm" svg:viewBox="0 0 163 192" svg:d="M60 90c12 0 43-1 65-11 30-12 32-37 32-43 0-18-17-36-45-36-48 0-112 41-112 115 0 44 25 77 67 77 60 0 96-44 96-50 0-3-2-5-5-5-2 0-3 1-6 4-33 42-79 42-85 42-32 0-36-35-36-50 0-4 0-18 6-43zM40 80c16-64 61-70 72-70 19 0 31 12 31 26 0 44-69 44-85 44z">
            <text:p/>
          </draw:path>
          <draw:path draw:style-name="gr6" draw:layer="layout" svg:width="0.161cm" svg:height="0.208cm" svg:x="22.833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3.021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3.229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3.351cm" svg:y="3.945cm" svg:viewBox="0 0 152 209" svg:d="M151 8c1 0 1-3 1-4 0-2-1-4-4-4-5 0-30 2-38 2-2 2-7 2-7 8 0 4 5 4 9 4 14 0 14 2 14 4s-1 5-1 7l-18 67c-6-9-16-16-30-16-39 0-77 41-77 84 0 29 19 49 44 49 17 0 32-8 44-20 4 18 22 20 30 20 10 0 18-6 24-16 6-12 9-28 9-30 0-3-3-3-5-3-3 0-3 1-6 9-3 15-9 32-21 32-9 0-10-6-10-15 0-6 0-8 1-12zM89 169c-3 9-10 15-16 20-2 2-14 12-27 12-11 0-22-8-22-29 0-16 8-48 16-60 13-24 28-28 37-28 20 0 26 22 26 25 0 2 0 4-1 5z">
            <text:p/>
          </draw:path>
          <draw:path draw:style-name="gr6" draw:layer="layout" svg:width="0.049cm" svg:height="0.126cm" svg:x="23.569cm" svg:y="4.043cm" svg:viewBox="0 0 50 127" svg:d="M50 44c0-27-10-44-27-44-15 0-23 11-23 23 0 11 8 23 23 23 5 0 11-3 15-6 2-2 2-2 2-2 1 0 1 0 1 6 0 33-15 58-29 73-5 3-5 4-5 6 0 3 3 4 4 4 5 0 39-32 39-83z">
            <text:p/>
          </draw:path>
          <draw:path draw:style-name="gr6" draw:layer="layout" svg:width="0.201cm" svg:height="0.298cm" svg:x="23.737cm" svg:y="3.794cm" svg:viewBox="0 0 202 299" svg:d="M202 5c0 0 0-5-5-5-7 0-47 4-54 5-4 0-6 2-6 8 0 5 3 5 9 5 21 0 22 2 22 7l-1 9-25 101c-9-17-21-28-40-28-49 0-102 62-102 124 0 39 23 68 56 68 9 0 30-2 56-32 3 18 18 32 38 32 16 0 25-9 31-24 7-14 13-41 13-42 0-4-3-4-4-4-5 0-5 2-6 8-8 27-16 53-33 53-12 0-13-11-13-20 0-11 1-13 2-20zM114 244c-2 7-2 8-8 15-20 23-36 31-48 31-22 0-28-23-28-40 0-22 13-73 24-93 13-25 31-40 49-40 28 0 33 34 33 37 0 2 0 5-2 7z">
            <text:p/>
          </draw:path>
          <draw:path draw:style-name="gr6" draw:layer="layout" svg:width="0.161cm" svg:height="0.208cm" svg:x="23.96cm" svg:y="3.945cm" svg:viewBox="0 0 162 209" svg:d="M71 8c0 0 1-3 1-4 0-2-1-4-5-4-6 0-31 2-38 2-3 2-6 2-6 8 0 4 3 4 7 4 14 0 14 2 14 4s0 5-1 7l-42 168c-1 5-1 6-1 6 0 5 4 10 10 10 3 0 9-1 13-7 0-3 3-13 5-19l7-27c0-5 3-15 3-20 4-11 4-11 10-21 10-14 24-31 48-31 16 0 17 13 17 21 0 18-12 50-17 63-4 7-5 11-5 16 0 15 13 25 28 25 30 0 43-41 43-46 0-3-4-3-5-3-3 0-5 2-6 5-6 24-19 36-31 36-6 0-7-4-7-10 0-7 1-11 7-24 4-10 16-41 16-58 0-4 0-18-11-26-6-4-15-7-28-7-23 0-38 10-49 24z">
            <text:p/>
          </draw:path>
          <draw:path draw:style-name="gr6" draw:layer="layout" svg:width="0.18cm" svg:height="0.134cm" svg:x="24.148cm" svg:y="4.02cm" svg:viewBox="0 0 181 135" svg:d="M23 113c-1 4-4 11-4 12 0 6 6 10 11 10s10-4 11-8c1-2 3-12 6-18 1-6 5-19 6-26 2-7 3-13 5-21 3-12 4-14 13-26 8-12 21-28 44-28 17 0 17 16 17 21 0 18-12 51-17 63-3 9-5 11-5 17 0 16 14 26 29 26 29 0 42-41 42-46 0-4-3-4-5-4-3 0-3 1-4 5-8 24-21 36-33 36-6 0-7-3-7-11 0-6 1-10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2cm" svg:x="24.356cm" svg:y="3.955cm" svg:viewBox="0 0 91 201" svg:d="M83 11c0-5-4-11-12-11-9 0-17 7-17 17 0 5 4 11 12 11s17-9 17-17zM22 162c-2 4-3 7-3 13 0 14 12 26 29 26 30 0 43-42 43-46 0-5-5-5-5-5-4 0-4 3-6 6-7 23-20 36-32 36-6 0-7-5-7-11 0-7 2-12 5-19 3-8 6-15 9-24 3-7 13-33 15-37 1-4 2-7 2-10 0-14-12-25-29-25-30 0-43 41-43 46 0 3 4 3 5 3 5 0 5-1 6-4 7-26 20-37 31-37 5 0 8 3 8 11 0 6-2 11-9 29z">
            <text:p/>
          </draw:path>
          <draw:path draw:style-name="gr6" draw:layer="layout" svg:width="0.151cm" svg:height="0.208cm" svg:x="24.48cm" svg:y="3.945cm" svg:viewBox="0 0 152 209" svg:d="M151 8c1 0 1-3 1-4 0-2-1-4-4-4-5 0-30 2-38 2-2 2-7 2-7 8 0 4 5 4 9 4 14 0 14 2 14 4s-1 5-1 7l-17 67c-7-9-17-16-31-16-39 0-77 41-77 84 0 29 19 49 44 49 17 0 32-8 44-20 4 18 22 20 30 20 10 0 18-6 24-16 6-12 9-28 9-30 0-3-3-3-5-3-3 0-3 1-6 9-3 15-9 32-21 32-7 0-10-6-10-15 0-6 0-8 1-12zM89 169c-3 9-10 15-16 20-2 2-14 12-27 12-11 0-22-8-22-29 0-16 8-48 16-60 13-24 28-28 37-28 20 0 26 22 26 25 0 2 0 4-1 5z">
            <text:p/>
          </draw:path>
        </draw:g>
        <draw:g>
          <svg:title>TexMaths</svg:title>
          <svg:desc>12§latex§compute $\mathcal{X}_{hnid,hnid}$§svg§600§TRUE§</svg:desc>
          <draw:polygon draw:style-name="gr5" draw:layer="layout" svg:width="3.501cm" svg:height="0.408cm" svg:x="20.962cm" svg:y="4.37cm" svg:viewBox="0 0 3502 409" draw:points="1751,409 0,409 0,0 3502,0 3502,409">
            <text:p/>
          </draw:polygon>
          <draw:path draw:style-name="gr6" draw:layer="layout" svg:width="0.161cm" svg:height="0.193cm" svg:x="20.976cm" svg:y="4.469cm" svg:viewBox="0 0 162 194" svg:d="M35 97c0-68 35-86 57-86 4 0 32 0 46 15-17 2-20 15-20 20 0 10 8 19 20 19 11 0 19-7 19-19 0-29-32-46-65-46-52 0-92 46-92 98 0 54 42 96 91 96 58 0 71-50 71-55 0-4-5-4-6-4-4 0-5 2-5 4-13 40-41 44-56 44-22 0-60-18-60-86z">
            <text:p/>
          </draw:path>
          <draw:path draw:style-name="gr6" draw:layer="layout" svg:width="0.187cm" svg:height="0.193cm" svg:x="21.16cm" svg:y="4.469cm" svg:viewBox="0 0 188 194" svg:d="M188 100c0-56-43-100-93-100-54 0-95 47-95 100s44 94 94 94c51 0 94-41 94-94zM95 183c-19 0-37-8-49-27-11-19-11-45-11-60 0-17 0-40 11-59 10-19 31-27 48-27 19 0 37 9 48 27 10 18 10 42 10 59 0 15 0 38-8 56-10 19-29 31-49 31z">
            <text:p/>
          </draw:path>
          <draw:path draw:style-name="gr6" draw:layer="layout" svg:width="0.329cm" svg:height="0.186cm" svg:x="21.372cm" svg:y="4.471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1.72cm" svg:y="4.471cm" svg:viewBox="0 0 209 270" svg:d="M61 28v-28l-61 5v13c30 0 34 2 34 20v199c0 20-5 20-34 20v13c14-1 36-3 48-3 11 0 32 2 48 3v-13c-29 0-34 0-34-20v-72-3c3 7 21 30 52 30 52 0 95-42 95-96s-41-96-89-96c-32 0-50 19-59 28zM62 139v-95c12-21 34-33 56-33 30 0 56 37 56 85 0 51-30 86-61 86-17 0-34-8-45-25-6-10-6-10-6-18z">
            <text:p/>
          </draw:path>
          <draw:path draw:style-name="gr6" draw:layer="layout" svg:width="0.213cm" svg:height="0.191cm" svg:x="21.956cm" svg:y="4.471cm" svg:viewBox="0 0 214 192" svg:d="M152 153v39l62-5v-13c-30 0-34-3-34-23v-151l-62 5v13c30 0 33 2 33 24v75c0 36-20 65-51 65-36 0-38-19-38-42v-140l-62 5v13c34 0 34 1 34 38v64c0 33 0 72 63 72 24 0 43-12 55-39z">
            <text:p/>
          </draw:path>
          <draw:path draw:style-name="gr6" draw:layer="layout" svg:width="0.132cm" svg:height="0.264cm" svg:x="22.184cm" svg:y="4.398cm" svg:viewBox="0 0 133 265" svg:d="M66 91h60v-13h-60v-78h-11c-1 35-13 80-55 82v9h36v116c0 53 40 58 55 58 30 0 42-30 42-58v-24h-11v24c0 32-12 47-28 47-28 0-28-38-28-45z">
            <text:p/>
          </draw:path>
          <draw:path draw:style-name="gr6" draw:layer="layout" svg:width="0.163cm" svg:height="0.193cm" svg:x="22.352cm" svg:y="4.469cm" svg:viewBox="0 0 164 194" svg:d="M36 83c2-63 38-73 53-73 43 0 48 57 48 73zM35 92h119c9 0 10 0 10-9 0-42-22-83-75-83-49 0-89 43-89 97 0 56 44 97 94 97 51 0 70-47 70-55 0-4-3-5-6-5s-3 3-4 6c-16 43-53 43-58 43-22 0-38-12-48-27-13-21-13-49-13-64z">
            <text:p/>
          </draw:path>
          <draw:path draw:style-name="gr6" draw:layer="layout" svg:width="0.319cm" svg:height="0.288cm" svg:x="22.688cm" svg:y="4.369cm" svg:viewBox="0 0 320 289" svg:d="M181 56c-2-32-7-56-37-56-40 0-67 29-67 41 0 2 2 2 5 2 4 0 22-5 30-19l1-1c24 0 29 13 33 57l6 63c-15 8-73 42-103 63-48 34-49 47-49 59 0 14 7 24 20 24 14 0 33-14 33-20 0-3-1-3-4-3-3-1-13-2-13-19 0-11 0-17 44-47 27-17 51-30 74-44 0 1 6 65 7 72 3 33 6 61 37 61 41 0 68-29 68-41 0-2-2-2-4-2-5 0-23 5-32 19-1 1-3 1-4 1-24 0-27-27-30-62-2-15-3-25-6-69 130-79 130-93 130-111 0-14-7-24-19-24-13 0-32 14-32 20 0 3 2 3 2 3 4 1 13 2 13 19 0 11-1 17-37 42-12 8-30 19-59 37z">
            <text:p/>
          </draw:path>
          <draw:path draw:style-name="gr6" draw:layer="layout" svg:width="0.161cm" svg:height="0.208cm" svg:x="22.989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177cm" svg:y="4.59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6 26z">
            <text:p/>
          </draw:path>
          <draw:path draw:style-name="gr6" draw:layer="layout" svg:width="0.09cm" svg:height="0.199cm" svg:x="23.385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6" draw:layer="layout" svg:width="0.151cm" svg:height="0.208cm" svg:x="23.507cm" svg:y="4.515cm" svg:viewBox="0 0 152 209" svg:d="M151 8c1 0 1-3 1-4 0-2-1-4-4-4-5 0-30 2-38 2-2 2-7 2-7 8 0 4 5 4 9 4 14 0 14 2 14 4s-1 5-1 7l-18 67c-6-9-16-16-30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6" draw:layer="layout" svg:width="0.037cm" svg:height="0.091cm" svg:x="23.698cm" svg:y="4.687cm" svg:viewBox="0 0 38 92" svg:d="M30 30c0 16-2 35-24 54-1 1-1 2-1 4s2 4 3 4c5 0 30-24 30-60 0-18-7-32-21-32-10 0-17 7-17 17 0 9 7 18 18 18 7 0 12-5 12-5z">
            <text:p/>
          </draw:path>
          <draw:path draw:style-name="gr6" draw:layer="layout" svg:width="0.161cm" svg:height="0.208cm" svg:x="23.787cm" svg:y="4.515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0-49 24z">
            <text:p/>
          </draw:path>
          <draw:path draw:style-name="gr6" draw:layer="layout" svg:width="0.18cm" svg:height="0.133cm" svg:x="23.976cm" svg:y="4.59cm" svg:viewBox="0 0 181 134" svg:d="M23 113c-1 3-4 10-4 12 0 6 6 9 11 9s10-3 11-7c1-2 3-12 6-18 1-6 5-19 6-26 2-7 3-13 5-21 3-12 3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4.183cm" svg:y="4.52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5 4 5 4c5 0 5-1 6-5 7-25 20-36 31-36 5 0 8 3 8 11 0 6-2 11-9 29z">
            <text:p/>
          </draw:path>
          <draw:path draw:style-name="gr6" draw:layer="layout" svg:width="0.151cm" svg:height="0.208cm" svg:x="24.306cm" svg:y="4.515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</draw:g>
        <draw:line draw:style-name="gr3" draw:layer="layout" svg:x1="25.4cm" svg:y1="6.234cm" svg:x2="4.572cm" svg:y2="6.234cm">
          <text:p/>
        </draw:line>
        <draw:custom-shape draw:style-name="gr10" draw:text-style-name="P2" draw:layer="layout" svg:width="12.7cm" svg:height="1.27cm" svg:x="7.874cm" svg:y="5.588cm">
          <text:p text:style-name="P1"><text:span text:style-name="T1">Integrity protected provisioning of HN’s self signed </text:span></text:p>
          <text:p text:style-name="P1"><text:span text:style-name="T1">certificate to UE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12§latex§$E(IMSI||salt,e_{hnid}),hnid,kid$§svg§600§TRUE§</svg:desc>
          <draw:polygon draw:style-name="gr11" draw:layer="layout" svg:width="5.719cm" svg:height="0.421cm" svg:x="11.56cm" svg:y="13.482cm" svg:viewBox="0 0 5720 422" draw:points="2861,422 0,422 0,0 5720,0 5720,422">
            <text:p/>
          </draw:polygon>
          <draw:path draw:style-name="gr12" draw:layer="layout" svg:width="0.306cm" svg:height="0.287cm" svg:x="11.576cm" svg:y="13.512cm" svg:viewBox="0 0 307 288" svg:d="M283 189c1-2 3-4 3-6 0-1 0-4-5-4-4 0-5 2-6 4-28 63-43 92-115 92h-62c-6 0-7 0-9 0-5-2-6-2-6-5 0-1 0-3 2-10l29-115h42c36 0 36 8 36 19 0 3 0 9-4 21 0 2-1 3-1 4 0 3 3 5 6 5 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12" draw:layer="layout" svg:width="0.099cm" svg:height="0.421cm" svg:x="11.937cm" svg:y="13.482cm" svg:viewBox="0 0 100 422" svg:d="M100 418c0-1 0-2-9-9-53-53-66-133-66-198 0-73 16-146 69-199 6-6 6-6 6-7 0-4-3-5-5-5-5 0-43 29-69 83-21 46-26 93-26 128 0 34 5 84 28 132 26 53 62 79 67 79 2 0 5-1 5-4z">
            <text:p/>
          </draw:path>
          <draw:path draw:style-name="gr12" draw:layer="layout" svg:width="0.196cm" svg:height="0.288cm" svg:x="12.074cm" svg:y="13.5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12" draw:layer="layout" svg:width="0.423cm" svg:height="0.288cm" svg:x="12.296cm" svg:y="13.511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12" draw:layer="layout" svg:width="0.25cm" svg:height="0.307cm" svg:x="12.755cm" svg:y="13.501cm" svg:viewBox="0 0 251 308" svg:d="M251 5c0-3 0-5-4-5-2 0-3 0-8 6l-21 24c-10-19-32-30-60-30-54 0-105 49-105 100 0 34 23 53 44 59l46 12c15 4 39 11 39 46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12" draw:layer="layout" svg:width="0.196cm" svg:height="0.288cm" svg:x="13.03cm" svg:y="13.511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12" draw:layer="layout" svg:width="0.017cm" svg:height="0.421cm" svg:x="13.284cm" svg:y="13.482cm" svg:viewBox="0 0 18 422" svg:d="M18 16c0-9 0-16-8-16-10 0-10 7-10 16v392c0 7 0 14 10 14 8 0 8-7 8-14z">
            <text:p/>
          </draw:path>
          <draw:path draw:style-name="gr12" draw:layer="layout" svg:width="0.017cm" svg:height="0.421cm" svg:x="13.402cm" svg:y="13.482cm" svg:viewBox="0 0 18 422" svg:d="M18 16c0-9 0-16-8-16-10 0-10 7-10 16v392c0 7 0 14 10 14 8 0 8-7 8-14z">
            <text:p/>
          </draw:path>
          <draw:path draw:style-name="gr12" draw:layer="layout" svg:width="0.155cm" svg:height="0.191cm" svg:x="13.491cm" svg:y="13.611cm" svg:viewBox="0 0 156 192" svg:d="M144 29c-12 0-20 9-20 19 0 6 3 12 13 12 9 0 19-7 19-24 0-18-18-36-50-36-57 0-72 43-72 62 0 33 32 40 44 42 22 4 44 9 44 33 0 10-9 45-61 45-6 0-38 0-48-21 16 1 27-11 27-23 0-10-8-15-16-15-11 0-24 9-24 28 0 24 24 41 61 41 69 0 85-52 85-70 0-15-8-26-13-31-12-12-24-14-43-18-14-3-31-6-31-25 0-13 9-38 47-38 10 0 32 2 38 19z">
            <text:p/>
          </draw:path>
          <draw:path draw:style-name="gr12" draw:layer="layout" svg:width="0.193cm" svg:height="0.191cm" svg:x="13.684cm" svg:y="13.611cm" svg:viewBox="0 0 194 192" svg:d="M142 28c-9-16-21-28-40-28-49 0-102 62-102 125 0 39 23 67 56 67 9 0 30-1 56-31 3 18 18 31 38 31 16 0 25-10 31-23 7-16 13-42 13-42 0-5-3-5-4-5-5 0-5 3-6 9-8 27-16 51-33 51-12 0-13-11-13-19 0-10 1-12 6-31 5-18 5-22 10-38l14-59c4-12 4-13 4-15 0-7-5-12-12-12-11 0-17 10-18 20zM114 137c-2 8-2 8-8 15-20 24-36 30-48 30-22 0-28-23-28-39 0-21 13-73 24-93 13-25 31-40 49-40 28 0 34 34 34 37 0 2-1 5-3 7z">
            <text:p/>
          </draw:path>
          <draw:path draw:style-name="gr12" draw:layer="layout" svg:width="0.09cm" svg:height="0.298cm" svg:x="13.908cm" svg:y="13.506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12" draw:layer="layout" svg:width="0.13cm" svg:height="0.269cm" svg:x="14.033cm" svg:y="13.535cm" svg:viewBox="0 0 131 270" svg:d="M78 96h40c8 0 13 0 13-8 0-5-5-5-12-5h-37c15-60 16-69 16-71 0-7-4-12-12-12-1 0-13 0-16 16l-17 67h-40c-8 0-13 0-13 8 0 5 4 5 12 5h37c-30 120-32 127-32 134 0 23 17 40 39 40 44 0 68-63 68-65 0-5-4-5-5-5-4 0-5 1-6 6-19 45-41 54-55 54-10 0-14-5-14-19 0-11 0-13 3-20z">
            <text:p/>
          </draw:path>
          <draw:path draw:style-name="gr12" draw:layer="layout" svg:width="0.049cm" svg:height="0.126cm" svg:x="14.212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162cm" svg:height="0.191cm" svg:x="14.382cm" svg:y="13.611cm" svg:viewBox="0 0 163 192" svg:d="M60 90c12 0 43-1 65-11 30-12 32-37 32-43 0-18-17-36-45-36-48 0-112 41-112 115 0 43 25 77 67 77 60 0 96-45 96-51 0-2-2-4-5-4-2 0-3 1-6 3-33 42-79 42-85 42-32 0-37-35-37-49 0-5 1-18 7-43zM40 80c16-64 61-70 72-70 19 0 31 12 31 26 0 44-69 44-85 44z">
            <text:p/>
          </draw:path>
          <draw:path draw:style-name="gr12" draw:layer="layout" svg:width="0.161cm" svg:height="0.208cm" svg:x="14.581cm" svg:y="13.657cm" svg:viewBox="0 0 162 209" svg:d="M71 8c0 0 1-3 1-4 0-2-1-4-5-4-6 0-31 2-38 2-3 2-6 2-6 8 0 4 3 4 7 4 14 0 14 2 14 4s0 5-1 7l-42 168c-1 5-1 6-1 6 0 5 4 10 10 10 3 0 9-2 13-8 0-2 3-13 5-19l7-26c0-5 3-16 3-21 4-10 4-10 10-20 10-14 24-31 48-31 16 0 17 13 17 20 0 18-12 51-17 64-4 7-5 11-5 15 0 16 13 26 28 26 30 0 43-41 43-46 0-4-4-4-5-4-3 0-5 3-6 5-6 24-19 36-31 36-6 0-7-3-7-9 0-8 1-11 7-24 4-10 16-41 16-58 0-5 0-18-11-26-6-4-15-7-28-7-23 0-38 12-49 24z">
            <text:p/>
          </draw:path>
          <draw:path draw:style-name="gr12" draw:layer="layout" svg:width="0.18cm" svg:height="0.133cm" svg:x="14.771cm" svg:y="13.731cm" svg:viewBox="0 0 181 134" svg:d="M23 113c-1 3-4 10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12" draw:layer="layout" svg:width="0.09cm" svg:height="0.199cm" svg:x="14.98cm" svg:y="13.665cm" svg:viewBox="0 0 91 200" svg:d="M83 11c0-5-4-11-12-11-9 0-17 7-17 17 0 5 4 11 12 11s17-9 17-17zM22 162c-2 3-3 7-3 13 0 13 12 25 29 25 30 0 43-42 43-45 0-5-5-5-5-5-4 0-4 2-6 6-7 23-20 36-32 36-6 0-7-5-7-11 0-7 2-12 5-19 3-9 6-16 9-24 3-7 13-34 15-37 1-4 2-7 2-10 0-14-12-25-29-25-30 0-43 41-43 45s4 4 5 4c5 0 5-1 6-5 7-25 20-36 31-36 5 0 8 3 8 11 0 6-2 11-9 29z">
            <text:p/>
          </draw:path>
          <draw:path draw:style-name="gr12" draw:layer="layout" svg:width="0.151cm" svg:height="0.208cm" svg:x="15.103cm" svg:y="13.657cm" svg:viewBox="0 0 152 209" svg:d="M151 8c1 0 1-3 1-4 0-2-1-4-4-4-5 0-30 2-38 2-2 2-7 2-7 8 0 4 5 4 9 4 14 0 14 2 14 4s-1 5-1 7l-17 67c-7-9-17-16-31-16-39 0-77 40-77 83 0 29 19 50 44 50 17 0 32-9 44-21 4 18 22 21 30 21 10 0 18-6 24-16 6-12 9-29 9-30 0-4-3-4-5-4-3 0-3 2-6 10-3 14-9 31-21 31-9 0-10-6-10-14 0-6 0-9 1-12zM89 169c-3 8-10 14-16 19-2 3-14 12-27 12-11 0-22-7-22-29 0-15 8-48 16-60 13-23 28-27 37-27 20 0 26 21 26 25 0 1 0 4-1 5z">
            <text:p/>
          </draw:path>
          <draw:path draw:style-name="gr12" draw:layer="layout" svg:width="0.099cm" svg:height="0.421cm" svg:x="15.306cm" svg:y="13.482cm" svg:viewBox="0 0 100 422" svg:d="M100 211c0-32-5-84-29-132-25-51-63-79-66-79-4 0-5 1-5 5 0 1 0 1 8 9 42 42 66 109 66 197 0 73-15 147-68 200-6 5-6 6-6 7 0 3 1 4 5 4 3 0 42-29 67-82 22-46 28-93 28-129z">
            <text:p/>
          </draw:path>
          <draw:path draw:style-name="gr12" draw:layer="layout" svg:width="0.049cm" svg:height="0.126cm" svg:x="15.481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208cm" svg:height="0.298cm" svg:x="15.657cm" svg:y="13.506cm" svg:viewBox="0 0 209 299" svg:d="M98 5c0 0 0-5-6-5-9 0-40 4-51 5-4 0-7 0-7 8 0 5 3 5 9 5 21 0 22 2 22 7l-1 9-63 243c-1 6-1 7-1 10 0 9 8 12 12 12 7 0 14-5 16-11l8-33 10-38c2-10 4-19 7-29 1-2 3-15 5-18 1-5 14-27 28-39 10-8 22-15 41-15 18 0 23 15 23 29 0 23-17 70-26 95-4 11-6 15-6 24 0 19 15 35 34 35 40 0 57-63 57-66 0-4-5-4-6-4-4 0-4 1-6 7-6 23-21 53-43 53-8 0-11-5-11-14 0-10 5-21 8-30 6-18 25-69 25-93 0-27-16-45-48-45-27 0-46 13-63 32z">
            <text:p/>
          </draw:path>
          <draw:path draw:style-name="gr12" draw:layer="layout" svg:width="0.228cm" svg:height="0.191cm" svg:x="15.888cm" svg:y="13.611cm" svg:viewBox="0 0 229 192" svg:d="M25 162c-1 7-3 17-3 19 0 7 6 11 12 11 4 0 13-4 15-12 0 0 6-21 9-31l8-39c4-8 6-18 7-27 3-7 6-21 6-22 6-13 29-51 70-51 19 0 23 15 23 30 0 25-22 80-28 98-4 9-5 14-5 19 0 20 16 35 35 35 40 0 55-61 55-65 0-5-3-5-5-5-3 0-3 1-6 9-8 28-22 51-43 51-7 0-11-3-11-13 0-11 5-22 9-30 8-23 25-69 25-93 0-29-18-46-48-46-38 0-59 28-66 37-2-24-20-37-40-37-19 0-27 17-31 24-7 14-13 40-13 41 0 5 5 5 5 5 5 0 5 0 7-10 7-30 16-50 31-50 9 0 13 4 13 19 0 8-1 13-7 36z">
            <text:p/>
          </draw:path>
          <draw:path draw:style-name="gr12" draw:layer="layout" svg:width="0.112cm" svg:height="0.283cm" svg:x="16.141cm" svg:y="13.51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12" draw:layer="layout" svg:width="0.201cm" svg:height="0.298cm" svg:x="16.291cm" svg:y="13.50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  <draw:path draw:style-name="gr12" draw:layer="layout" svg:width="0.049cm" svg:height="0.126cm" svg:x="16.53cm" svg:y="13.753cm" svg:viewBox="0 0 50 127" svg:d="M50 44c0-27-10-44-27-44-15 0-23 11-23 23 0 11 8 23 23 23 5 0 11-3 15-6 2-2 2-2 2-2 1 0 1 0 1 6 0 33-15 58-29 72-5 4-5 5-5 6 0 4 3 5 4 5 5 0 39-32 39-83z">
            <text:p/>
          </draw:path>
          <draw:path draw:style-name="gr12" draw:layer="layout" svg:width="0.191cm" svg:height="0.298cm" svg:x="16.704cm" svg:y="13.506cm" svg:viewBox="0 0 192 299" svg:d="M98 5c0 0 0-5-6-5-9 0-39 4-51 5-4 0-7 0-7 8 0 5 3 5 9 5 21 0 22 2 22 7l-1 9-63 243c-1 6-1 7-1 10 0 9 8 12 12 12 6 0 12-4 14-10 3-4 22-82 24-92 15 1 50 8 50 36 0 3 0 4-2 8-1 6-1 11-1 16 0 25 17 42 39 42 13 0 24-8 33-23 11-18 16-42 16-43 0-4-4-4-5-4-5 0-5 1-6 7-8 31-19 53-37 53-9 0-13-5-13-20 0-8 1-17 2-23 2-7 2-10 2-13 0-28-26-40-63-45 13-8 27-21 37-31 20-23 40-41 60-41 4 0 4 0 5 0 5 1 5 1 8 4 1 0 1 1 1 1-19 1-24 18-24 23 0 7 5 15 17 15 11 0 23-9 23-26 0-12-10-26-29-26-12 0-31 3-61 37-14 15-31 33-48 39z">
            <text:p/>
          </draw:path>
          <draw:path draw:style-name="gr12" draw:layer="layout" svg:width="0.112cm" svg:height="0.283cm" svg:x="16.926cm" svg:y="13.519cm" svg:viewBox="0 0 113 284" svg:d="M109 16c0-9-6-16-17-16-10 0-22 11-22 23 0 7 6 14 16 14s23-9 23-21zM77 174c5-12 5-13 8-24 4-9 6-15 6-23 0-19-13-35-35-35-40 0-56 61-56 66 0 4 5 4 5 4 5 0 5-1 7-7 12-40 29-53 43-53 4 0 11 0 11 13 0 10-4 18-5 23-3 11-23 60-30 78-3 11-9 25-9 33 0 21 14 35 34 35 41 0 57-61 57-65s-4-4-5-4c-5 0-5 1-7 8-7 26-22 52-43 52-8 0-11-4-11-14s3-16 13-43z">
            <text:p/>
          </draw:path>
          <draw:path draw:style-name="gr12" draw:layer="layout" svg:width="0.201cm" svg:height="0.298cm" svg:x="17.076cm" svg:y="13.506cm" svg:viewBox="0 0 202 299" svg:d="M202 5c0 0 0-5-5-5-7 0-47 4-54 5-4 0-6 2-6 8 0 5 3 5 9 5 21 0 22 2 22 7l-1 9-25 100c-9-17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7 0 3 0 5-2 8z">
            <text:p/>
          </draw:path>
        </draw:g>
        <draw:custom-shape draw:style-name="gr9" draw:text-style-name="P1" draw:layer="layout" svg:width="5.842cm" svg:height="1.535cm" svg:x="21.082cm" svg:y="14.7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svg:title>TexMaths</svg:title>
          <svg:desc>12§latex§compute \\$D(E(IMSI||salt,e_{hnid}),d_{hnid})$§svg§600§TRUE§</svg:desc>
          <draw:polygon draw:style-name="gr5" draw:layer="layout" svg:width="5.704cm" svg:height="0.871cm" svg:x="21.134cm" svg:y="15.095cm" svg:viewBox="0 0 5705 872" draw:points="2853,872 0,872 0,0 5705,0 5705,872">
            <text:p/>
          </draw:polygon>
          <draw:path draw:style-name="gr6" draw:layer="layout" svg:width="0.161cm" svg:height="0.193cm" svg:x="21.781cm" svg:y="15.16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187cm" svg:height="0.193cm" svg:x="21.966cm" svg:y="15.16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329cm" svg:height="0.186cm" svg:x="22.178cm" svg:y="15.168cm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
            <text:p/>
          </draw:path>
          <draw:path draw:style-name="gr6" draw:layer="layout" svg:width="0.208cm" svg:height="0.269cm" svg:x="22.528cm" svg:y="15.168cm" svg:viewBox="0 0 209 270" svg:d="M61 28v-28l-61 5v13c30 0 34 2 34 20v199c0 20-5 20-34 20v13c14-1 36-3 48-3 11 0 32 2 48 3v-13c-29 0-34 0-34-20v-71-4c3 7 21 30 52 30 52 0 95-42 95-96s-41-96-89-96c-32 0-50 19-59 28zM62 139v-95c12-21 34-33 56-33 30 0 56 37 56 85 0 52-30 86-61 86-17 0-34-8-45-25-6-9-6-9-6-18z">
            <text:p/>
          </draw:path>
          <draw:path draw:style-name="gr6" draw:layer="layout" svg:width="0.213cm" svg:height="0.191cm" svg:x="22.764cm" svg:y="15.168cm" svg:viewBox="0 0 214 192" svg:d="M152 154v38l62-5v-13c-30 0-34-2-34-23v-151l-62 5v13c30 0 33 2 33 24v76c0 36-20 64-51 64-36 0-38-19-38-42v-140l-62 5v13c34 0 34 1 34 38v64c0 34 0 72 63 72 24 0 43-12 55-38z">
            <text:p/>
          </draw:path>
          <draw:path draw:style-name="gr6" draw:layer="layout" svg:width="0.132cm" svg:height="0.264cm" svg:x="22.993cm" svg:y="15.09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63cm" svg:height="0.193cm" svg:x="23.161cm" svg:y="15.16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323cm" svg:height="0.288cm" svg:x="21.151cm" svg:y="15.572cm" svg:viewBox="0 0 324 289" svg:d="M50 257c-4 15-4 19-38 19-7 0-12 0-12 8 0 5 4 5 12 5h140c88 0 172-89 172-182 0-59-36-107-100-107h-142c-9 0-12 0-12 8 0 5 3 5 12 5 4 0 13 0 18 1 7 0 9 2 9 6 0 3-1 4-2 9zM142 29c3-15 4-16 22-16h46c42 0 77 23 77 78 0 22-9 90-45 137-12 15-45 48-98 48h-48c-6 0-6 0-8 0-5-1-6-1-6-5 0-1 0-2 2-10z">
            <text:p/>
          </draw:path>
          <draw:path draw:style-name="gr6" draw:layer="layout" svg:width="0.099cm" svg:height="0.421cm" svg:x="21.537cm" svg:y="15.544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6" draw:layer="layout" svg:width="0.306cm" svg:height="0.287cm" svg:x="21.675cm" svg:y="15.574cm" svg:viewBox="0 0 307 288" svg:d="M283 190c1-3 3-5 3-6 0-2 0-5-5-5-4 0-5 2-6 5-28 62-43 91-115 91h-62c-6 0-7 0-9 0-5-2-6-2-6-5 0-1 0-3 2-10l29-115h42c36 0 36 9 36 19 0 3 0 9-4 21 0 2-1 3-1 5s3 4 6 4c4 0 5-2 6-8l24-100c0-2-1-4-5-4-3 0-4 3-6 8-8 32-16 42-55 42h-39l25-102c3-16 3-17 23-17h60c51 0 63 12 63 47 0 11 0 11-1 23 0 2 0 5 0 7s1 5 5 5c5 0 5-3 6-10l8-73c1-12-1-12-12-12h-213c-9 0-12 0-12 8 0 5 3 5 10 5 16 0 28 0 28 7 0 3 0 3-1 11l-57 223c-4 17-4 21-38 21-7 0-12 0-12 8 0 5 4 5 12 5h220c9 0 9 0 13-7z">
            <text:p/>
          </draw:path>
          <draw:path draw:style-name="gr6" draw:layer="layout" svg:width="0.099cm" svg:height="0.421cm" svg:x="22.036cm" svg:y="15.544cm" svg:viewBox="0 0 100 422" svg:d="M100 419c0-2 0-3-9-10-53-53-66-133-66-198 0-73 16-146 69-199 6-6 6-6 6-7 0-4-3-5-5-5-5 0-43 29-69 83-21 47-26 93-26 128 0 34 5 84 28 132 26 53 62 79 67 79 2 0 5-1 5-3z">
            <text:p/>
          </draw:path>
          <draw:path draw:style-name="gr6" draw:layer="layout" svg:width="0.196cm" svg:height="0.288cm" svg:x="22.173cm" svg:y="15.57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2.395cm" svg:y="15.572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2.854cm" svg:y="15.563cm" svg:viewBox="0 0 251 308" svg:d="M251 5c0-3 0-5-4-5-2 0-3 0-8 6l-21 24c-10-19-32-30-60-30-54 0-105 49-105 100 0 34 23 54 44 60l46 12c15 3 39 10 39 45 0 37-34 78-76 78-28 0-75-10-75-62 0-10 3-21 3-23 1-1 1-2 1-2 0-5-4-5-5-5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23.13cm" svg:y="15.572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17cm" svg:height="0.421cm" svg:x="23.384cm" svg:y="15.544cm" svg:viewBox="0 0 18 422" svg:d="M18 16c0-9 0-16-8-16-10 0-10 7-10 16v392c0 7 0 14 10 14 8 0 8-7 8-14z">
            <text:p/>
          </draw:path>
          <draw:path draw:style-name="gr6" draw:layer="layout" svg:width="0.017cm" svg:height="0.421cm" svg:x="23.5cm" svg:y="15.544cm" svg:viewBox="0 0 18 422" svg:d="M18 16c0-9 0-16-8-16-10 0-10 7-10 16v392c0 7 0 14 10 14 8 0 8-7 8-14z">
            <text:p/>
          </draw:path>
          <draw:path draw:style-name="gr6" draw:layer="layout" svg:width="0.155cm" svg:height="0.191cm" svg:x="23.59cm" svg:y="15.674cm" svg:viewBox="0 0 156 192" svg:d="M144 29c-12 0-20 9-20 19 0 6 3 12 13 12 9 0 19-7 19-24 0-18-18-36-50-36-57 0-72 43-72 62 0 33 32 40 44 42 22 4 44 9 44 33 0 11-9 45-61 45-6 0-38 0-48-21 16 1 27-11 27-23 0-10-8-14-16-14-11 0-24 8-24 27 0 24 24 41 61 41 69 0 85-52 85-70 0-15-8-26-13-31-12-12-24-14-43-18-14-3-31-6-31-25 0-13 9-38 47-38 10 0 32 2 38 19z">
            <text:p/>
          </draw:path>
          <draw:path draw:style-name="gr6" draw:layer="layout" svg:width="0.193cm" svg:height="0.191cm" svg:x="23.782cm" svg:y="15.674cm" svg:viewBox="0 0 194 192" svg:d="M142 28c-9-16-21-28-40-28-49 0-102 62-102 125 0 39 23 67 56 67 9 0 30-1 56-31 3 18 18 31 38 31 16 0 25-10 31-23 7-15 13-42 13-42 0-5-3-5-4-5-5 0-5 3-6 9-8 27-16 51-33 51-12 0-13-10-13-19s1-12 6-31c5-18 5-22 10-38l14-59c4-12 4-13 4-15 0-7-5-12-12-12-11 0-17 10-18 20zM114 137c-2 8-2 8-8 15-20 24-36 30-48 30-22 0-28-22-28-39 0-21 13-73 24-93 13-25 31-40 49-40 28 0 34 34 34 37 0 2-1 5-3 7z">
            <text:p/>
          </draw:path>
          <draw:path draw:style-name="gr6" draw:layer="layout" svg:width="0.09cm" svg:height="0.298cm" svg:x="24.007cm" svg:y="15.568cm" svg:viewBox="0 0 91 299" svg:d="M91 5c0 0 0-5-5-5-10 0-42 4-52 5-4 0-9 0-9 8 0 5 5 5 11 5 20 0 22 4 22 7l-2 9-54 211c-1 4-2 8-2 14 0 24 19 40 38 40 15 0 26-9 33-24 8-16 13-41 13-42 0-4-4-4-5-4-5 0-5 1-6 7-8 28-15 53-33 53-12 0-12-13-12-19 0-11 0-12 2-21z">
            <text:p/>
          </draw:path>
          <draw:path draw:style-name="gr6" draw:layer="layout" svg:width="0.13cm" svg:height="0.269cm" svg:x="24.133cm" svg:y="15.596cm" svg:viewBox="0 0 131 270" svg:d="M78 96h40c8 0 13 0 13-8 0-5-5-5-12-5h-37c15-60 16-69 16-71 0-7-4-12-12-12-1 0-13 0-16 16l-17 67h-40c-8 0-13 0-13 8 0 5 4 5 12 5h37c-30 120-32 127-32 134 0 23 17 40 39 40 44 0 68-62 68-65 0-5-4-5-5-5-4 0-5 2-6 6-19 45-41 54-55 54-10 0-14-5-14-19 0-11 0-13 3-20z">
            <text:p/>
          </draw:path>
          <draw:path draw:style-name="gr6" draw:layer="layout" svg:width="0.049cm" svg:height="0.126cm" svg:x="24.312cm" svg:y="15.816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162cm" svg:height="0.191cm" svg:x="24.482cm" svg:y="15.674cm" svg:viewBox="0 0 163 192" svg:d="M60 90c12 0 43-1 65-11 30-12 32-37 32-43 0-18-17-36-45-36-48 0-112 41-112 115 0 43 25 77 67 77 60 0 96-44 96-50 0-3-2-5-5-5-2 0-3 1-6 3-33 42-79 42-85 42-32 0-37-34-37-49 0-5 1-18 7-43zM40 80c16-64 61-70 72-70 19 0 31 12 31 26 0 44-69 44-85 44z">
            <text:p/>
          </draw:path>
          <draw:path draw:style-name="gr6" draw:layer="layout" svg:width="0.161cm" svg:height="0.208cm" svg:x="24.681cm" svg:y="15.7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4.87cm" svg:y="1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5.079cm" svg:y="15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5.202cm" svg:y="15.7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5.405cm" svg:y="15.544cm" svg:viewBox="0 0 100 422" svg:d="M100 211c0-32-5-84-29-132-25-51-63-79-66-79-4 0-5 1-5 5 0 1 0 1 8 9 42 42 66 110 66 197 0 73-15 148-68 200-6 5-6 6-6 8s1 3 5 3c3 0 42-29 67-81 22-47 28-94 28-130z">
            <text:p/>
          </draw:path>
          <draw:path draw:style-name="gr6" draw:layer="layout" svg:width="0.049cm" svg:height="0.126cm" svg:x="25.581cm" svg:y="15.816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01cm" svg:height="0.298cm" svg:x="25.749cm" svg:y="15.568cm" svg:viewBox="0 0 202 299" svg:d="M202 5c0 0 0-5-5-5-7 0-47 4-54 5-4 0-6 2-6 8 0 5 3 5 9 5 21 0 22 2 22 7l-1 9-25 100c-9-16-21-27-40-27-49 0-102 62-102 123 0 40 23 69 56 69 9 0 30-3 56-33 3 18 18 33 38 33 16 0 25-10 31-24 7-15 13-41 13-42 0-4-3-4-4-4-5 0-5 1-6 7-8 28-16 53-33 53-12 0-13-11-13-19 0-11 1-13 2-21zM114 243c-2 8-2 9-8 16-20 23-36 30-48 30-22 0-28-23-28-40 0-21 13-73 24-92 13-25 31-41 49-41 28 0 33 35 33 38 0 2 0 4-2 7z">
            <text:p/>
          </draw:path>
          <draw:path draw:style-name="gr6" draw:layer="layout" svg:width="0.161cm" svg:height="0.208cm" svg:x="25.974cm" svg:y="15.719cm" svg:viewBox="0 0 162 209" svg:d="M71 8c0 0 1-3 1-4 0-2-1-4-5-4-6 0-31 2-38 2-3 2-6 2-6 8 0 4 3 4 7 4 14 0 14 2 14 4s0 5-1 7l-42 168c-1 5-1 6-1 6 0 5 4 10 10 10 3 0 9-1 13-7 0-3 3-14 5-20l7-26c0-5 3-16 3-20 4-11 4-11 10-21 10-14 24-31 48-31 16 0 17 13 17 20 0 18-12 51-17 64-4 7-5 11-5 16 0 15 13 25 28 25 30 0 43-41 43-46 0-3-4-3-5-3-3 0-5 2-6 4-6 24-19 36-31 36-6 0-7-3-7-9 0-7 1-11 7-24 4-10 16-41 16-58 0-5 0-18-11-26-6-4-15-7-28-7-23 0-38 12-49 24z">
            <text:p/>
          </draw:path>
          <draw:path draw:style-name="gr6" draw:layer="layout" svg:width="0.18cm" svg:height="0.133cm" svg:x="26.163cm" svg:y="15.793cm" svg:viewBox="0 0 181 134" svg:d="M23 113c-1 3-4 11-4 12 0 6 6 9 11 9s10-3 11-7c1-2 3-12 6-18 1-6 5-19 6-26 2-7 3-13 5-21 3-12 4-14 13-26 8-12 21-28 44-28 17 0 17 16 17 21 0 18-12 51-17 63-3 9-5 11-5 17 0 16 14 25 29 25 29 0 42-40 42-45 0-4-3-4-5-4-3 0-3 1-4 5-8 24-21 36-33 36-6 0-7-4-7-11 0-6 1-11 7-24 4-8 16-41 16-57 0-29-23-34-39-34-25 0-42 16-50 28-2-22-19-28-32-28-12 0-20 10-23 16-7 12-11 28-11 30 0 3 4 3 5 3 5 0 5-1 7-8 4-18 10-33 22-33 7 0 9 6 9 15 0 6-2 17-5 25-2 7-4 20-7 26z">
            <text:p/>
          </draw:path>
          <draw:path draw:style-name="gr6" draw:layer="layout" svg:width="0.09cm" svg:height="0.199cm" svg:x="26.372cm" svg:y="15.728cm" svg:viewBox="0 0 91 200" svg:d="M83 11c0-5-4-11-12-11-9 0-17 7-17 17 0 5 4 11 12 11s17-9 17-17zM22 162c-2 4-3 7-3 13 0 13 12 25 29 25 30 0 43-42 43-45 0-5-5-5-5-5-4 0-4 2-6 6-7 23-20 36-32 36-6 0-7-5-7-11 0-7 2-12 5-19 3-8 6-16 9-24 3-7 13-34 15-37 1-4 2-7 2-10 0-14-12-25-29-25-30 0-43 41-43 46 0 3 4 3 5 3 5 0 5-1 6-5 7-25 20-36 31-36 5 0 8 3 8 11 0 6-2 11-9 29z">
            <text:p/>
          </draw:path>
          <draw:path draw:style-name="gr6" draw:layer="layout" svg:width="0.151cm" svg:height="0.208cm" svg:x="26.495cm" svg:y="15.719cm" svg:viewBox="0 0 152 209" svg:d="M151 8c1 0 1-3 1-4 0-2-1-4-4-4-5 0-30 2-38 2-2 2-7 2-7 8 0 4 5 4 9 4 14 0 14 2 14 4s-1 5-1 7l-17 67c-7-9-17-16-31-16-39 0-77 40-77 84 0 28 19 49 44 49 17 0 32-9 44-21 4 18 22 21 30 21 10 0 18-6 24-16 6-12 9-29 9-30 0-3-3-3-5-3-3 0-3 1-6 9-3 15-9 31-21 31-9 0-10-6-10-14 0-6 0-8 1-12zM89 169c-3 9-10 15-16 19-2 3-14 12-27 12-11 0-22-7-22-28 0-16 8-48 16-60 13-24 28-28 37-28 20 0 26 22 26 25 0 1 0 4-1 5z">
            <text:p/>
          </draw:path>
          <draw:path draw:style-name="gr6" draw:layer="layout" svg:width="0.099cm" svg:height="0.421cm" svg:x="26.697cm" svg:y="15.544cm" svg:viewBox="0 0 100 422" svg:d="M100 211c0-32-5-84-29-132-25-51-63-79-66-79-4 0-5 1-5 5 0 1 0 1 8 9 42 42 66 110 66 197 0 73-15 148-68 200-6 5-6 6-6 8s1 3 5 3c3 0 42-29 67-81 22-47 28-94 28-130z">
            <text:p/>
          </draw:path>
        </draw:g>
        <draw:line draw:style-name="gr3" draw:layer="layout" svg:x1="25.4cm" svg:y1="19.172cm" svg:x2="17.472cm" svg:y2="19.172cm">
          <text:p/>
        </draw:line>
        <draw:g>
          <svg:title>TexMaths</svg:title>
          <svg:desc>12§latex§$IMSI,AV$§svg§600§TRUE§</svg:desc>
          <draw:polygon draw:style-name="gr5" draw:layer="layout" svg:width="2.019cm" svg:height="0.371cm" svg:x="20.574cm" svg:y="18.614cm" svg:viewBox="0 0 2020 372" draw:points="1011,372 0,372 0,0 2020,0 2020,372">
            <text:p/>
          </draw:polygon>
          <draw:path draw:style-name="gr6" draw:layer="layout" svg:width="0.196cm" svg:height="0.288cm" svg:x="20.588cm" svg:y="18.6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423cm" svg:height="0.288cm" svg:x="20.81cm" svg:y="18.614cm" svg:viewBox="0 0 424 289" svg:d="M374 32c4-15 4-19 36-19 10 0 14 0 14-8 0-5-4-5-11-5h-57c-10 0-10 0-16 8l-154 241-34-239c-1-10-2-10-13-10h-57c-9 0-14 0-14 8 0 5 5 5 14 5 4 0 13 0 18 1 6 0 9 2 9 6 0 3-1 4-2 9l-54 216c-4 16-11 30-46 31-1 0-7 0-7 8 0 4 2 5 6 5 13 0 29-1 42-1 14 0 30 1 43 1 3 0 9 0 9-8 0-5-5-5-9-5-24 0-27-9-27-18 0-4 0-6 1-11l57-230 38 262c0 5 1 10 6 10 4 0 7-5 9-7l171-269-60 244c-5 15-5 19-39 19-7 0-12 0-12 8 0 5 5 5 6 5 12 0 41-1 53-1 17 0 36 1 53 1 2 0 8 0 8-8 0-5-3-5-12-5-15 0-27 0-27-7 0-3 0-3 2-11z">
            <text:p/>
          </draw:path>
          <draw:path draw:style-name="gr6" draw:layer="layout" svg:width="0.25cm" svg:height="0.307cm" svg:x="21.27cm" svg:y="18.605cm" svg:viewBox="0 0 251 308" svg:d="M251 5c0-3 0-5-4-5-2 0-3 0-8 6l-21 24c-10-19-32-30-60-30-54 0-105 49-105 100 0 34 23 54 44 60l46 12c15 3 39 10 39 45 0 37-34 78-76 78-28 0-75-10-75-62 0-10 3-21 3-23 1-1 1-3 1-3 0-4-4-4-5-4-2 0-4 0-5 1s-25 98-25 99c0 3 2 5 5 5 2 0 2-1 7-7l22-24c18 25 46 31 70 31 58 0 108-56 108-109 0-30-14-44-20-49-10-11-17-12-54-22-10-2-25-7-29-7-11-5-25-17-25-39 0-34 34-70 73-70 36 0 61 18 61 66 0 13-1 20-1 23 0 1 0 5 5 5s5-2 6-9z">
            <text:p/>
          </draw:path>
          <draw:path draw:style-name="gr6" draw:layer="layout" svg:width="0.196cm" svg:height="0.288cm" svg:x="21.545cm" svg:y="18.614cm" svg:viewBox="0 0 197 289" svg:d="M144 32c4-15 5-19 38-19 11 0 15 0 15-8 0-5-5-5-7-5-12 0-44 1-56 1-13 0-44-1-56-1-4 0-8 0-8 8 0 5 3 5 12 5 16 0 28 0 28 9 0 1 0 2-1 6l-57 229c-4 15-5 19-39 19-9 0-13 0-13 8 0 5 5 5 6 5 13 0 43-1 56-1 12 0 44 1 57 1 3 0 8 0 8-8 0-5-3-5-13-5-7 0-10 0-18-1-8 0-11-3-11-8 0-2 1-6 3-9z">
            <text:p/>
          </draw:path>
          <draw:path draw:style-name="gr6" draw:layer="layout" svg:width="0.049cm" svg:height="0.126cm" svg:x="21.785cm" svg:y="18.858cm" svg:viewBox="0 0 50 127" svg:d="M50 44c0-27-10-44-27-44-15 0-23 11-23 23 0 11 8 23 23 23 5 0 11-3 15-6 2-2 2-2 2-2 1 0 1 0 1 6 0 33-15 58-29 72-5 4-5 5-5 6 0 4 3 5 4 5 5 0 39-32 39-83z">
            <text:p/>
          </draw:path>
          <draw:path draw:style-name="gr6" draw:layer="layout" svg:width="0.289cm" svg:height="0.302cm" svg:x="21.952cm" svg:y="18.601cm" svg:viewBox="0 0 290 303" svg:d="M61 254c-17 29-33 35-53 36-4 0-8 0-8 9 0 2 2 4 6 4 11 0 24-1 36-1 14 0 29 1 42 1 2 0 8 0 8-8 0-5-3-5-7-5-9-1-19-5-19-15 0-5 2-10 6-16l31-54h107c1 10 7 67 7 71 0 13-23 14-31 14-6 0-10 0-10 9 0 4 5 4 6 4 17 0 35-1 53-1 11 0 37 1 48 1 3 0 7 0 7-8 0-5-3-5-9-5-27 0-27-3-28-15l-25-265c-1-9-1-10-8-10-8 0-9 2-11 7zM112 192l84-139 13 139z">
            <text:p/>
          </draw:path>
          <draw:path draw:style-name="gr6" draw:layer="layout" svg:width="0.301cm" svg:height="0.298cm" svg:x="22.277cm" svg:y="18.614cm" svg:viewBox="0 0 302 299" svg:d="M242 48c21-32 39-34 54-35 5 0 6-7 6-8 0-4-2-5-6-5-10 0-22 1-34 1-15 0-29-1-42-1-3 0-9 0-9 8 0 5 5 5 7 5 12 1 20 5 20 15 0 6-6 15-6 15l-130 206-29-223c0-7 10-13 29-13 6 0 11 0 11-8 0-4-4-5-6-5-17 0-35 1-53 1-7 0-16 0-23 0-8 0-15-1-23-1-3 0-8 0-8 8 0 5 4 5 11 5 24 0 24 4 25 15l34 261c1 8 2 10 8 10 7 0 8-3 12-9z">
            <text:p/>
          </draw:path>
        </draw:g>
        <draw:custom-shape draw:style-name="gr13" draw:text-style-name="P1" draw:layer="layout" svg:width="5.842cm" svg:height="1.778cm" svg:x="21.082cm" svg:y="16.5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12§latex§for LI, IMSI is sent back\\
to SCN along with AV§svg§600§TRUE§</svg:desc>
          <draw:polygon draw:style-name="gr5" draw:layer="layout" svg:width="5.166cm" svg:height="0.881cm" svg:x="21.137cm" svg:y="16.902cm" svg:viewBox="0 0 5167 882" draw:points="2584,882 0,882 0,0 5167,0 5167,882">
            <text:p/>
          </draw:polygon>
          <draw:path draw:style-name="gr6" draw:layer="layout" svg:width="0.137cm" svg:height="0.298cm" svg:x="21.784cm" svg:y="16.897cm" svg:viewBox="0 0 138 299" svg:d="M60 116v-49c0-37 20-57 40-57 1 0 7 0 14 2-6 2-13 7-13 18 0 10 7 18 18 18 13 0 19-8 19-18 0-16-16-30-38-30-30 0-66 23-66 67v49h-34v14h34v136c0 20-5 20-34 20v13c17-1 37-1 49-1 17 0 37 0 54 1v-13h-9c-32 0-33-5-33-21v-135h49v-14z">
            <text:p/>
          </draw:path>
          <draw:path draw:style-name="gr6" draw:layer="layout" svg:width="0.187cm" svg:height="0.193cm" svg:x="21.91cm" svg:y="17.006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42cm" svg:height="0.186cm" svg:x="22.121cm" svg:y="17.009cm" svg:viewBox="0 0 143 187" svg:d="M59 47v-47l-59 5v13c30 0 34 2 34 24v113c0 19-5 19-34 19v13c17 0 36-1 48-1 18 0 37 0 54 1v-13h-8c-32 0-33-5-33-19v-66c0-42 18-79 51-79 2 0 3 0 4 0-1 0-9 6-9 16 0 12 8 18 18 18 7 0 18-4 18-18s-13-26-31-26c-32 0-47 29-53 47z">
            <text:p/>
          </draw:path>
          <draw:path draw:style-name="gr6" draw:layer="layout" svg:width="0.232cm" svg:height="0.288cm" svg:x="22.429cm" svg:y="16.907cm" svg:viewBox="0 0 233 289" svg:d="M233 180h-11c-5 43-11 96-85 96h-35c-19 0-20-2-20-17v-225c0-15 0-21 39-21h15v-13c-16 1-54 1-71 1s-51 0-65-1v13h10c33 0 33 5 33 21v223c0 14 0 19-33 19h-10v13h221z">
            <text:p/>
          </draw:path>
          <draw:path draw:style-name="gr6" draw:layer="layout" svg:width="0.129cm" svg:height="0.288cm" svg:x="22.691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049cm" svg:height="0.126cm" svg:x="22.867cm" svg:y="17.15cm" svg:viewBox="0 0 50 127" svg:d="M50 44c0-26-10-44-27-44-16 0-23 12-23 23s7 23 23 23c7 0 12-4 17-6v-2c1 0 1 0 1 6 0 28-12 54-31 74-3 2-3 3-3 4 0 4 3 5 4 5 6 0 39-33 39-83z">
            <text:p/>
          </draw:path>
          <draw:path draw:style-name="gr6" draw:layer="layout" svg:width="0.129cm" svg:height="0.288cm" svg:x="23.1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355cm" svg:height="0.288cm" svg:x="23.256cm" svg:y="16.907cm" svg:viewBox="0 0 356 289" svg:d="M86 10c-3-10-4-10-14-10h-72v13h10c33 0 33 5 33 21v211c0 12 0 31-43 31v13c14 0 36-1 49-1 15 0 35 1 51 1v-13c-45 0-45-19-45-31v-228h1l102 263c2 6 4 9 9 9 3 0 6-3 7-8l104-268v244c0 14-1 19-33 19h-10v13c16-1 45-1 61-1s45 0 60 1v-13h-10c-33 0-33-5-33-19v-223c0-16 0-21 33-21h10v-13h-72c-10 0-10 0-13 8l-93 238z">
            <text:p/>
          </draw:path>
          <draw:path draw:style-name="gr6" draw:layer="layout" svg:width="0.187cm" svg:height="0.307cm" svg:x="23.651cm" svg:y="16.897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6" draw:layer="layout" svg:width="0.129cm" svg:height="0.288cm" svg:x="23.874cm" svg:y="16.907cm" svg:viewBox="0 0 130 289" svg:d="M84 34c0-16 1-21 35-21h11v-13c-15 1-48 1-65 1s-51 0-65-1v13h11c33 0 35 5 35 21v223c0 14-2 19-35 19h-11v13c14-1 48-1 65-1s50 0 65 1v-13h-11c-34 0-35-5-35-19z">
            <text:p/>
          </draw:path>
          <draw:path draw:style-name="gr6" draw:layer="layout" svg:width="0.09cm" svg:height="0.282cm" svg:x="24.169cm" svg:y="16.913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8cm" svg:height="0.193cm" svg:x="24.286cm" svg:y="17.00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38cm" svg:height="0.193cm" svg:x="24.593cm" svg:y="17.006cm" svg:viewBox="0 0 139 194" svg:d="M74 108c10 1 45 8 45 38 0 22-15 40-48 40-36 0-52-25-59-61-1-5-2-7-6-7-6 0-6 3-6 10v57c0 7 0 9 5 9 2 0 2 0 11-8 0 0 0-1 8-10 18 18 37 18 47 18 49 0 68-27 68-58 0-23-13-35-18-40-14-14-30-18-48-20-24-5-53-11-53-35 0-16 11-33 48-33 47 0 48 39 50 52 1 4 4 4 4 4 6 0 6-3 6-11v-43c0-8 0-10-4-10-3 0-3 0-9 5-1 2-6 6-7 7-16-12-34-12-40-12-52 0-68 29-68 52 0 15 7 27 18 37 14 11 26 13 56 19z">
            <text:p/>
          </draw:path>
          <draw:path draw:style-name="gr6" draw:layer="layout" svg:width="0.163cm" svg:height="0.193cm" svg:x="24.757cm" svg:y="17.006cm" svg:viewBox="0 0 164 194" svg:d="M36 83c2-63 38-73 53-73 43 0 48 57 48 73zM35 92h119c9 0 10 0 10-9 0-42-22-83-75-83-49 0-89 43-89 97 0 57 44 97 94 97 51 0 70-46 70-55 0-3-3-5-6-5s-3 3-4 6c-16 44-53 44-58 44-22 0-38-12-48-28-13-20-13-49-13-64z">
            <text:p/>
          </draw:path>
          <draw:path draw:style-name="gr6" draw:layer="layout" svg:width="0.213cm" svg:height="0.186cm" svg:x="24.946cm" svg:y="17.009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32cm" svg:height="0.264cm" svg:x="25.163cm" svg:y="16.935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08cm" svg:height="0.298cm" svg:x="25.471cm" svg:y="16.902cm" svg:viewBox="0 0 209 299" svg:d="M61 134v-134l-61 5v13c30 0 34 2 34 24v252h9c1 0 5-6 16-26 6 9 24 31 55 31 52 0 95-42 95-96s-41-96-90-96c-33 0-51 20-58 27zM62 246v-88c0-8 0-8 5-15 17-23 40-27 51-27 18 0 33 11 44 27 11 18 12 42 12 59 0 15-1 42-13 60-9 13-25 27-48 27-19 0-35-9-45-26-6-9-6-10-6-17z">
            <text:p/>
          </draw:path>
          <draw:path draw:style-name="gr6" draw:layer="layout" svg:width="0.191cm" svg:height="0.193cm" svg:x="25.711cm" svg:y="17.006cm" svg:viewBox="0 0 192 194" svg:d="M124 158c1 17 13 35 33 35 9 0 35-6 35-41v-24h-11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161cm" svg:height="0.193cm" svg:x="25.919cm" svg:y="17.006cm" svg:viewBox="0 0 162 194" svg:d="M35 97c0-68 35-86 57-86 4 0 32 0 46 15-17 2-20 15-20 20 0 10 8 19 20 19 11 0 19-7 19-19 0-29-32-46-65-46-52 0-92 46-92 98 0 54 42 96 91 96 58 0 71-50 71-55 0-3-5-3-6-3-4 0-5 1-5 3-13 40-41 45-56 45-22 0-60-18-60-87z">
            <text:p/>
          </draw:path>
          <draw:path draw:style-name="gr6" draw:layer="layout" svg:width="0.204cm" svg:height="0.293cm" svg:x="26.093cm" svg:y="16.902cm" svg:viewBox="0 0 205 294" svg:d="M34 262c0 19-5 19-34 19v13c14 0 34-1 47-1 12 0 29 0 45 1v-13c-27 0-32 0-32-19v-44l26-24c34 46 52 70 52 77 0 9-7 10-16 10v13c12 0 38-1 46-1 12 0 25 0 37 1v-13c-15 0-25 0-42-23l-53-76c-1-1-3-3-3-4 0-2 31-27 35-30 26-22 44-23 54-23v-13c-14 1-18 1-30 1-16 0-42-1-48-1v13c8 0 13 5 13 11 0 8-6 13-10 15l-60 52v-203l-61 5v13c30 0 34 2 34 24z">
            <text:p/>
          </draw:path>
          <draw:path draw:style-name="gr6" draw:layer="layout" svg:width="0.132cm" svg:height="0.264cm" svg:x="21.145cm" svg:y="17.442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187cm" svg:height="0.193cm" svg:x="21.313cm" svg:y="17.5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187cm" svg:height="0.307cm" svg:x="21.676cm" svg:y="17.404cm" svg:viewBox="0 0 188 308" svg:d="M125 134l-55-13c-27-6-42-29-42-54 0-30 22-55 55-55 71 0 80 70 83 89 1 2 1 5 6 5 4 0 4-3 4-11v-85c0-8 0-10-4-10-3 0-4 0-6 6l-15 24c-13-13-31-30-68-30-47 0-83 37-83 82 0 36 23 66 55 78 5 1 27 7 57 14 12 2 24 6 36 22 9 10 13 24 13 38 0 30-22 61-57 61-13 0-44-2-67-23-25-24-26-50-26-66-1-3-4-3-5-3-6 0-6 2-6 9v86c0 7 0 10 5 10 2 0 3-1 6-6 0 0 1-1 15-24 14 15 41 30 78 30 50 0 84-42 84-88 0-42-28-77-63-86z">
            <text:p/>
          </draw:path>
          <draw:path draw:style-name="gr6" draw:layer="layout" svg:width="0.257cm" svg:height="0.307cm" svg:x="21.91cm" svg:y="17.404cm" svg:viewBox="0 0 258 308" svg:d="M0 154c0 87 68 154 148 154 68 0 110-60 110-108 0-4 0-7-6-7-4 0-4 3-5 6-3 61-48 96-95 96-25 0-109-14-109-141 0-126 83-141 109-141 46 0 84 39 93 101 0 5 0 7 6 7 7 0 7-2 7-11v-100c0-8 0-10-5-10-1 0-3 0-6 5l-21 31c-16-14-38-36-78-36-80 0-148 67-148 154z">
            <text:p/>
          </draw:path>
          <draw:path draw:style-name="gr6" draw:layer="layout" svg:width="0.288cm" svg:height="0.288cm" svg:x="22.205cm" svg:y="17.413cm" svg:viewBox="0 0 289 289" svg:d="M84 6c-4-6-4-6-12-6h-72v13h12c7 0 16 0 22 1 9 2 9 2 9 10v221c0 12 0 31-43 31v13c14 0 36-1 49-1 15 0 35 1 51 1v-13c-45 0-45-19-45-31v-221c3 2 3 4 5 6l173 253c3 6 3 6 7 6 6 0 6-2 6-11v-234c0-10 0-31 43-31v-13c-14 0-36 1-49 1-14 0-35-1-50-1v13c44 0 44 21 44 31v182z">
            <text:p/>
          </draw:path>
          <draw:path draw:style-name="gr6" draw:layer="layout" svg:width="0.19cm" svg:height="0.193cm" svg:x="22.666cm" svg:y="17.512cm" svg:viewBox="0 0 191 194" svg:d="M124 158c1 17 13 35 32 35 10 0 35-6 35-41v-24h-10v24c0 24-11 28-15 28-15 0-16-19-16-22v-85c0-18 0-33-16-50-16-16-37-23-57-23-35 0-65 20-65 48 0 13 8 20 20 20 11 0 20-8 20-20 0-5-3-19-22-19 11-15 32-19 46-19 20 0 44 16 44 54v15c-22 1-50 3-78 16-31 14-42 36-42 55 0 34 41 44 68 44 28 0 47-16 56-36zM120 89v42c0 41-30 55-49 55-21 0-39-16-39-37 0-23 18-58 88-60z">
            <text:p/>
          </draw:path>
          <draw:path draw:style-name="gr6" draw:layer="layout" svg:width="0.094cm" svg:height="0.293cm" svg:x="22.873cm" svg:y="17.408cm" svg:viewBox="0 0 95 294" svg:d="M61 0l-61 5v13c30 0 34 2 34 24v220c0 19-5 19-34 19v13c14 0 37-1 48-1 10 0 31 1 47 1v-13c-29 0-34 0-34-19z">
            <text:p/>
          </draw:path>
          <draw:path draw:style-name="gr6" draw:layer="layout" svg:width="0.187cm" svg:height="0.193cm" svg:x="22.989cm" svg:y="17.512cm" svg:viewBox="0 0 188 194" svg:d="M188 100c0-56-43-100-93-100-54 0-95 47-95 100 0 54 44 94 94 94 51 0 94-40 94-94zM95 184c-19 0-37-9-49-28-11-19-11-44-11-60 0-17 0-40 11-59 10-19 31-27 48-27 19 0 37 9 48 27 10 18 10 42 10 59 0 16 0 38-8 56-10 20-29 32-49 32z">
            <text:p/>
          </draw:path>
          <draw:path draw:style-name="gr6" draw:layer="layout" svg:width="0.213cm" svg:height="0.186cm" svg:x="23.201cm" svg:y="17.514cm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
            <text:p/>
          </draw:path>
          <draw:path draw:style-name="gr6" draw:layer="layout" svg:width="0.193cm" svg:height="0.279cm" svg:x="23.434cm" svg:y="17.51cm" svg:viewBox="0 0 194 280" svg:d="M83 119c-37 0-37-42-37-52 0-12 0-25 6-36 3-5 13-17 31-17 36 0 36 42 36 52 0 12 0 25-6 36-4 5-13 17-30 17zM34 136c0-2 0-12 7-21 15 12 33 13 42 13 38 0 68-28 68-61 0-15-7-31-18-41 16-14 31-16 39-16 1 0 3 0 4 0-4 2-7 6-7 12 0 7 6 12 12 12 5 0 13-4 13-14 0-7-6-20-21-20-9 0-28 2-46 20-18-14-36-15-44-15-40 0-70 29-70 61 0 19 10 35 21 44-6 6-14 21-14 35 0 13 6 29 20 37-27 8-40 27-40 44 0 30 42 54 94 54 50 0 94-22 94-56 0-14-6-36-27-48-23-12-48-12-73-12-11 0-29 0-33 0-13-2-21-15-21-28zM95 269c-43 0-73-22-73-43 0-20 16-36 34-38h26c37 0 84 0 84 38 0 22-30 43-71 43z">
            <text:p/>
          </draw:path>
          <draw:path draw:style-name="gr6" draw:layer="layout" svg:width="0.289cm" svg:height="0.186cm" svg:x="23.78cm" svg:y="17.519cm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
            <text:p/>
          </draw:path>
          <draw:path draw:style-name="gr6" draw:layer="layout" svg:width="0.09cm" svg:height="0.282cm" svg:x="24.091cm" svg:y="17.419cm" svg:viewBox="0 0 91 283" svg:d="M61 96l-60 5v13c29 0 33 2 33 23v114c0 19-5 19-34 19v13c13 0 37-1 47-1 15 0 30 1 44 1v-13c-27 0-30-2-30-18zM64 23c0-15-11-23-23-23-13 0-23 12-23 23s10 21 23 21c12 0 23-8 23-21z">
            <text:p/>
          </draw:path>
          <draw:path draw:style-name="gr6" draw:layer="layout" svg:width="0.132cm" svg:height="0.264cm" svg:x="24.203cm" svg:y="17.442cm" svg:viewBox="0 0 133 265" svg:d="M66 91h60v-13h-60v-78h-11c-1 35-13 80-55 82v9h36v117c0 52 40 57 55 57 30 0 42-30 42-57v-24h-11v24c0 31-12 46-28 46-28 0-28-38-28-45z">
            <text:p/>
          </draw:path>
          <draw:path draw:style-name="gr6" draw:layer="layout" svg:width="0.213cm" svg:height="0.293cm" svg:x="24.372cm" svg:y="17.408cm" svg:viewBox="0 0 214 294" svg:d="M34 262c0 19-5 19-34 19v13c14 0 36-1 48-1 11 0 34 1 48 1v-13c-29 0-34 0-34-19v-78c0-45 30-68 58-68 26 0 31 23 31 47v99c0 19-5 19-33 19v13c15 0 37-1 48-1 10 0 33 1 48 1v-13c-23 0-33 0-34-13v-81c0-36 0-49-13-65-6-7-19-15-45-15-36 0-54 25-61 42v-149l-61 5v13c30 0 34 2 34 24z">
            <text:p/>
          </draw:path>
          <draw:path draw:style-name="gr6" draw:layer="layout" svg:width="0.289cm" svg:height="0.303cm" svg:x="24.746cm" svg:y="17.399cm" svg:viewBox="0 0 290 304" svg:d="M155 8c-3-6-3-8-10-8s-8 2-9 8l-88 254c-8 21-25 27-48 28v14c10-2 28-2 43-2 13 0 35 0 49 2v-14c-21 0-32-10-32-21 0-1 0-6 1-7l19-56h105l23 65c0 3 1 5 1 6 0 13-24 13-35 13v14c14-2 44-2 61-2 18 0 37 0 55 2v-14h-8c-25 0-31-3-36-16zM132 56l48 137h-95z">
            <text:p/>
          </draw:path>
          <draw:path draw:style-name="gr6" draw:layer="layout" svg:width="0.3cm" svg:height="0.298cm" svg:x="25.01cm" svg:y="17.413cm" svg:viewBox="0 0 301 299" svg:d="M254 42c6-16 18-29 47-29v-13c-13 1-30 1-41 1-13 0-37-1-49-1v13c23 0 31 11 31 22 0 2-1 6-2 8l-77 204-81-213c-3-6-3-8-3-9 0-12 24-12 35-12v-13c-14 1-44 1-60 1-20 0-38-1-54-1v13c28 0 36 0 42 16l97 260c4 9 6 10 11 10 7 0 8-3 11-9z">
            <text:p/>
          </draw:path>
        </draw:g>
        <presentation:notes draw:style-name="dp2">
          <draw:page-thumbnail draw:style-name="gr1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_33__20_Dashes_20_3_20_Dots_20__28_var_29_" draw:display-name="3 Dashes 3 Dots (var)" draw:style="rect" draw:dots1="3" draw:dots1-length="197%" draw:dots2="3" draw:distance="100%"/>
    <draw:stroke-dash draw:name="Dashed_20__28_var_29__20_1" draw:display-name="Dashed (var) 1" draw:style="rect" draw:dots1="1" draw:dots1-length="0.02cm" draw:dots2="1" draw:dots2-length="0.02cm" draw:distance="0.02cm"/>
    <draw:stroke-dash draw:name="Line_20_Style_20_9" draw:display-name="Line Style 9" draw:style="rect" draw:dots1="1" draw:dots1-length="197%" draw:distance="12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0T21:21:17.095432470</meta:creation-date>
    <dc:date>2017-02-02T17:02:25.491017012</dc:date>
    <meta:editing-duration>PT13H8S</meta:editing-duration>
    <meta:editing-cycles>36</meta:editing-cycles>
    <meta:generator>LibreOffice/4.2.8.2$Linux_X86_64 LibreOffice_project/420m0$Build-2</meta:generator>
    <dc:creator>Khan A</dc:creator>
    <meta:document-statistic meta:object-count="292"/>
  </office:meta>
</office:document-meta>
</file>